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3366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e6e6e6" draw:textarea-horizontal-align="center" draw:textarea-vertical-align="middle"/>
    </style:style>
    <style:style style:name="gr8" style:family="graphic" style:parent-style-name="standard">
      <style:graphic-properties draw:fill="none" draw:fill-color="#e6e6e6" draw:textarea-horizontal-align="center" draw:textarea-vertical-align="middle"/>
    </style:style>
    <style:style style:name="gr9" style:family="graphic" style:parent-style-name="standard">
      <style:graphic-properties draw:fill="solid" draw:fill-color="#ffff00" draw:textarea-horizontal-align="center" draw:textarea-vertical-align="middle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fill="solid" draw:fill-color="#7da647" draw:textarea-horizontal-align="center" draw:textarea-vertical-align="middle"/>
    </style:style>
    <style:style style:name="pr1" style:family="presentation" style:parent-style-name="Padrão-title">
      <style:graphic-properties fo:min-height="3.256cm"/>
    </style:style>
    <style:style style:name="pr2" style:family="presentation" style:parent-style-name="Padrão-subtitle">
      <style:graphic-properties draw:fill-color="#ffffff" fo:min-height="13.609cm"/>
    </style:style>
    <style:style style:name="pr3" style:family="presentation" style:parent-style-name="Padrão-notes">
      <style:graphic-properties draw:fill-color="#ffffff" draw:auto-grow-height="true" fo:min-height="13.365cm"/>
    </style:style>
    <style:style style:name="pr4" style:family="presentation" style:parent-style-name="Padrão-title">
      <style:graphic-properties draw:auto-grow-height="true" fo:min-height="3.507cm"/>
    </style:style>
    <style:style style:name="pr5" style:family="presentation" style:parent-style-name="Padrão-outline1">
      <style:graphic-properties fo:min-height="13.609cm"/>
    </style:style>
    <style:style style:name="pr6" style:family="presentation" style:parent-style-name="Padrã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style:text-autospace="none"/>
      <style:text-properties fo:font-family="LiberationSans" style:font-family-generic="swiss" fo:font-size="18pt" style:font-family-asian="LiberationSans" style:font-family-generic-asian="swiss" style:font-size-asian="18pt" style:font-family-complex="LiberationSans" style:font-family-generic-complex="swiss" style:font-size-complex="10.199999809265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256cm" svg:x="1.4cm" svg:y="0.962cm" presentation:class="title">
          <draw:text-box>
            <text:p>Departamento de Informática UFV</text:p>
          </draw:text-box>
        </draw:frame>
        <draw:frame presentation:style-name="pr2" draw:layer="layout" svg:width="25.199cm" svg:height="13.609cm" svg:x="1.4cm" svg:y="5.039cm" presentation:class="subtitle">
          <draw:text-box>
            <text:p>Maquina de Vend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5.199cm" svg:height="3.507cm" svg:x="1.4cm" svg:y="0.837cm" presentation:class="title">
          <draw:text-box>
            <text:p>Especificação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Entradas Moedas de 5 e 10</text:p>
              </text:list-item>
              <text:list-item>
                <text:p>Saída S para vender o produto</text:p>
              </text:list-item>
              <text:list-item>
                <text:p>Preço do produto é 15</text:p>
              </text:list-item>
              <text:list-item>
                <text:p>Primeira versão sem troco.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Primeira Versão</text:p>
          </draw:text-box>
        </draw:frame>
        <draw:ellipse draw:style-name="gr2" draw:text-style-name="P1" draw:layer="layout" svg:width="3cm" svg:height="2.5cm" svg:x="3.5cm" svg:y="5.5cm">
          <text:p text:style-name="P1">zero</text:p>
        </draw:ellipse>
        <draw:ellipse draw:style-name="gr2" draw:text-style-name="P1" draw:layer="layout" svg:width="3cm" svg:height="2.5cm" svg:x="10.5cm" svg:y="5.5cm">
          <text:p text:style-name="P1">cinco</text:p>
        </draw:ellipse>
        <draw:line draw:style-name="gr3" draw:text-style-name="P1" draw:layer="layout" svg:x1="6.5cm" svg:y1="6.5cm" svg:x2="10.5cm" svg:y2="6.5cm">
          <text:p/>
        </draw:line>
        <draw:frame draw:style-name="gr4" draw:layer="layout" svg:width="1.383cm" svg:height="0.963cm" svg:x="7.4cm" svg:y="5.6cm">
          <draw:text-box>
            <text:p>m5</text:p>
          </draw:text-box>
        </draw:frame>
        <draw:ellipse draw:style-name="gr2" draw:text-style-name="P1" draw:layer="layout" svg:width="3cm" svg:height="2.5cm" svg:x="17.5cm" svg:y="5.5cm">
          <text:p text:style-name="P1">dez</text:p>
        </draw:ellipse>
        <draw:line draw:style-name="gr3" draw:text-style-name="P1" draw:layer="layout" svg:x1="13.5cm" svg:y1="6.5cm" svg:x2="17.5cm" svg:y2="6.5cm">
          <text:p/>
        </draw:line>
        <draw:frame draw:style-name="gr4" draw:layer="layout" svg:width="1.383cm" svg:height="0.963cm" svg:x="14.4cm" svg:y="5.6cm">
          <draw:text-box>
            <text:p>m5</text:p>
          </draw:text-box>
        </draw:frame>
        <draw:ellipse draw:style-name="gr5" draw:text-style-name="P1" draw:layer="layout" svg:width="3cm" svg:height="2.5cm" svg:x="24.5cm" svg:y="5.5cm">
          <text:p text:style-name="P1">quinze</text:p>
        </draw:ellipse>
        <draw:line draw:style-name="gr3" draw:text-style-name="P1" draw:layer="layout" svg:x1="20.5cm" svg:y1="6.5cm" svg:x2="24.5cm" svg:y2="6.5cm">
          <text:p/>
        </draw:line>
        <draw:frame draw:style-name="gr4" draw:layer="layout" svg:width="1.383cm" svg:height="0.963cm" svg:x="21.4cm" svg:y="5.6cm">
          <draw:text-box>
            <text:p>m5</text:p>
          </draw:text-box>
        </draw:frame>
        <draw:line draw:style-name="gr6" draw:text-style-name="P1" draw:layer="layout" svg:x1="6cm" svg:y1="8cm" svg:x2="8cm" svg:y2="9.5cm">
          <text:p/>
        </draw:line>
        <draw:line draw:style-name="gr6" draw:text-style-name="P1" draw:layer="layout" svg:x1="8.5cm" svg:y1="9.5cm" svg:x2="15.5cm" svg:y2="9.5cm">
          <text:p/>
        </draw:line>
        <draw:line draw:style-name="gr3" draw:text-style-name="P1" draw:layer="layout" svg:x1="15.5cm" svg:y1="9.5cm" svg:x2="18cm" svg:y2="7.5cm">
          <text:p/>
        </draw:line>
        <draw:frame draw:style-name="gr4" draw:layer="layout" svg:width="1.734cm" svg:height="0.963cm" svg:x="11.601cm" svg:y="8.601cm">
          <draw:text-box>
            <text:p>m10</text:p>
          </draw:text-box>
        </draw:frame>
        <draw:line draw:style-name="gr6" draw:text-style-name="P1" draw:layer="layout" svg:x1="13.2cm" svg:y1="8.3cm" svg:x2="15.2cm" svg:y2="9.8cm">
          <text:p/>
        </draw:line>
        <draw:line draw:style-name="gr6" draw:text-style-name="P1" draw:layer="layout" svg:x1="15.7cm" svg:y1="9.8cm" svg:x2="22.7cm" svg:y2="9.8cm">
          <text:p/>
        </draw:line>
        <draw:line draw:style-name="gr3" draw:text-style-name="P1" draw:layer="layout" svg:x1="22.7cm" svg:y1="9.8cm" svg:x2="25.2cm" svg:y2="7.8cm">
          <text:p/>
        </draw:line>
        <draw:frame draw:style-name="gr4" draw:layer="layout" svg:width="1.734cm" svg:height="0.963cm" svg:x="18.801cm" svg:y="8.901cm">
          <draw:text-box>
            <text:p>m10</text:p>
          </draw:text-box>
        </draw:frame>
        <draw:line draw:style-name="gr3" draw:text-style-name="P1" draw:layer="layout" svg:x1="20.5cm" svg:y1="7.5cm" svg:x2="24.5cm" svg:y2="7.5cm">
          <text:p/>
        </draw:line>
        <draw:frame draw:style-name="gr4" draw:layer="layout" svg:width="1.734cm" svg:height="0.963cm" svg:x="21.301cm" svg:y="7.402cm">
          <draw:text-box>
            <text:p>m10</text:p>
          </draw:text-box>
        </draw:frame>
        <draw:line draw:style-name="gr6" draw:text-style-name="P1" draw:layer="layout" svg:x1="26cm" svg:y1="8cm" svg:x2="26cm" svg:y2="11.5cm">
          <text:p/>
        </draw:line>
        <draw:line draw:style-name="gr6" draw:text-style-name="P1" draw:layer="layout" svg:x1="26cm" svg:y1="11.5cm" svg:x2="5cm" svg:y2="11.5cm">
          <text:p/>
        </draw:line>
        <draw:line draw:style-name="gr3" draw:text-style-name="P1" draw:layer="layout" svg:x1="5cm" svg:y1="11.5cm" svg:x2="5cm" svg:y2="8cm">
          <text:p/>
        </draw:line>
        <draw:frame draw:style-name="gr4" draw:layer="layout" svg:width="1.649cm" svg:height="0.963cm" svg:x="25cm" svg:y="4.5cm">
          <draw:text-box>
            <text:p>S=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9">
        <office:forms form:automatic-focus="false" form:apply-design-mode="false"/>
        <draw:ellipse draw:style-name="gr2" draw:text-style-name="P1" draw:layer="layout" svg:width="3cm" svg:height="2.5cm" svg:x="2cm" svg:y="1.5cm">
          <text:p text:style-name="P1">zero</text:p>
        </draw:ellipse>
        <draw:ellipse draw:style-name="gr2" draw:text-style-name="P1" draw:layer="layout" svg:width="3cm" svg:height="2.5cm" svg:x="9cm" svg:y="1.5cm">
          <text:p text:style-name="P1">cinco</text:p>
        </draw:ellipse>
        <draw:line draw:style-name="gr3" draw:text-style-name="P1" draw:layer="layout" svg:x1="5cm" svg:y1="2.5cm" svg:x2="9cm" svg:y2="2.5cm">
          <text:p/>
        </draw:line>
        <draw:frame draw:style-name="gr4" draw:layer="layout" svg:width="1.383cm" svg:height="0.963cm" svg:x="5.9cm" svg:y="1.6cm">
          <draw:text-box>
            <text:p>m5</text:p>
          </draw:text-box>
        </draw:frame>
        <draw:ellipse draw:style-name="gr2" draw:text-style-name="P1" draw:layer="layout" svg:width="3cm" svg:height="2.5cm" svg:x="16cm" svg:y="1.5cm">
          <text:p text:style-name="P1">dez</text:p>
        </draw:ellipse>
        <draw:line draw:style-name="gr3" draw:text-style-name="P1" draw:layer="layout" svg:x1="12cm" svg:y1="2.5cm" svg:x2="16cm" svg:y2="2.5cm">
          <text:p/>
        </draw:line>
        <draw:frame draw:style-name="gr4" draw:layer="layout" svg:width="1.383cm" svg:height="0.963cm" svg:x="12.9cm" svg:y="1.6cm">
          <draw:text-box>
            <text:p>m5</text:p>
          </draw:text-box>
        </draw:frame>
        <draw:ellipse draw:style-name="gr5" draw:text-style-name="P1" draw:layer="layout" svg:width="3cm" svg:height="2.5cm" svg:x="23cm" svg:y="1.5cm">
          <text:p text:style-name="P1">quinze</text:p>
        </draw:ellipse>
        <draw:line draw:style-name="gr3" draw:text-style-name="P1" draw:layer="layout" svg:x1="19cm" svg:y1="2.5cm" svg:x2="23cm" svg:y2="2.5cm">
          <text:p/>
        </draw:line>
        <draw:frame draw:style-name="gr4" draw:layer="layout" svg:width="1.383cm" svg:height="0.963cm" svg:x="19.9cm" svg:y="1.6cm">
          <draw:text-box>
            <text:p>m5</text:p>
          </draw:text-box>
        </draw:frame>
        <draw:line draw:style-name="gr6" draw:text-style-name="P1" draw:layer="layout" svg:x1="4.5cm" svg:y1="4cm" svg:x2="6.5cm" svg:y2="5.5cm">
          <text:p/>
        </draw:line>
        <draw:line draw:style-name="gr6" draw:text-style-name="P1" draw:layer="layout" svg:x1="7cm" svg:y1="5.5cm" svg:x2="14cm" svg:y2="5.5cm">
          <text:p/>
        </draw:line>
        <draw:line draw:style-name="gr3" draw:text-style-name="P1" draw:layer="layout" svg:x1="14cm" svg:y1="5.5cm" svg:x2="16.5cm" svg:y2="3.5cm">
          <text:p/>
        </draw:line>
        <draw:frame draw:style-name="gr4" draw:layer="layout" svg:width="1.734cm" svg:height="0.963cm" svg:x="10.101cm" svg:y="4.601cm">
          <draw:text-box>
            <text:p>m10</text:p>
          </draw:text-box>
        </draw:frame>
        <draw:line draw:style-name="gr6" draw:text-style-name="P1" draw:layer="layout" svg:x1="11.7cm" svg:y1="4.3cm" svg:x2="13.7cm" svg:y2="5.8cm">
          <text:p/>
        </draw:line>
        <draw:line draw:style-name="gr6" draw:text-style-name="P1" draw:layer="layout" svg:x1="14.2cm" svg:y1="5.8cm" svg:x2="21.2cm" svg:y2="5.8cm">
          <text:p/>
        </draw:line>
        <draw:line draw:style-name="gr3" draw:text-style-name="P1" draw:layer="layout" svg:x1="21.2cm" svg:y1="5.8cm" svg:x2="23.7cm" svg:y2="3.8cm">
          <text:p/>
        </draw:line>
        <draw:frame draw:style-name="gr4" draw:layer="layout" svg:width="1.734cm" svg:height="0.963cm" svg:x="17.301cm" svg:y="4.901cm">
          <draw:text-box>
            <text:p>m10</text:p>
          </draw:text-box>
        </draw:frame>
        <draw:line draw:style-name="gr3" draw:text-style-name="P1" draw:layer="layout" svg:x1="19cm" svg:y1="3.5cm" svg:x2="23cm" svg:y2="3.5cm">
          <text:p/>
        </draw:line>
        <draw:frame draw:style-name="gr4" draw:layer="layout" svg:width="1.734cm" svg:height="0.963cm" svg:x="19.801cm" svg:y="3.402cm">
          <draw:text-box>
            <text:p>m10</text:p>
          </draw:text-box>
        </draw:frame>
        <draw:line draw:style-name="gr6" draw:text-style-name="P1" draw:layer="layout" svg:x1="24.5cm" svg:y1="4cm" svg:x2="24.5cm" svg:y2="7.5cm">
          <text:p/>
        </draw:line>
        <draw:line draw:style-name="gr6" draw:text-style-name="P1" draw:layer="layout" svg:x1="24.5cm" svg:y1="7.5cm" svg:x2="3.5cm" svg:y2="7.5cm">
          <text:p/>
        </draw:line>
        <draw:line draw:style-name="gr3" draw:text-style-name="P1" draw:layer="layout" svg:x1="3.5cm" svg:y1="7.5cm" svg:x2="3.5cm" svg:y2="4cm">
          <text:p/>
        </draw:line>
        <draw:frame draw:style-name="gr4" draw:layer="layout" svg:width="1.649cm" svg:height="0.963cm" svg:x="23.5cm" svg:y="0.5cm">
          <draw:text-box>
            <text:p>S=1</text:p>
          </draw:text-box>
        </draw:frame>
        <draw:rect draw:style-name="gr7" draw:text-style-name="P2" draw:layer="layout" svg:width="11.5cm" svg:height="12cm" svg:x="1.5cm" svg:y="8.5cm">
          <text:p text:style-name="P2">Estrado<text:tab/>M5<text:tab/>M10<text:tab/><text:tab/>Proximo<text:tab/><text:tab/>S</text:p>
          <text:p text:style-name="P2">Zero 00<text:tab/>0<text:tab/>0<text:tab/><text:tab/>zero<text:tab/> <text:s/>0 0<text:tab/><text:tab/>0</text:p>
          <text:p text:style-name="P2">Zero <text:s text:c="6"/>0 <text:s text:c="4"/>1<text:tab/><text:tab/>dez<text:tab/> <text:s/>1 0 <text:s text:c="6"/>0</text:p>
          <text:p text:style-name="P2">Zero <text:s text:c="6"/>1 <text:s text:c="4"/>0 <text:s text:c="6"/><text:tab/>cinco 0 1<text:tab/>0</text:p>
          <text:p text:style-name="P2">Zero <text:s text:c="6"/>1 <text:s text:c="4"/>1 <text:s text:c="20"/>X X <text:s text:c="5"/>X</text:p>
          <text:p text:style-name="P2"/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9">
        <office:forms form:automatic-focus="false" form:apply-design-mode="false"/>
        <draw:ellipse draw:style-name="gr2" draw:text-style-name="P1" draw:layer="layout" svg:width="3cm" svg:height="2.5cm" svg:x="2cm" svg:y="1.5cm">
          <text:p text:style-name="P1">zero</text:p>
        </draw:ellipse>
        <draw:ellipse draw:style-name="gr2" draw:text-style-name="P1" draw:layer="layout" svg:width="3cm" svg:height="2.5cm" svg:x="9cm" svg:y="1.5cm">
          <text:p text:style-name="P1">cinco</text:p>
        </draw:ellipse>
        <draw:line draw:style-name="gr3" draw:text-style-name="P1" draw:layer="layout" svg:x1="5cm" svg:y1="2.5cm" svg:x2="9cm" svg:y2="2.5cm">
          <text:p/>
        </draw:line>
        <draw:frame draw:style-name="gr4" draw:layer="layout" svg:width="1.383cm" svg:height="0.963cm" svg:x="5.9cm" svg:y="1.6cm">
          <draw:text-box>
            <text:p>m5</text:p>
          </draw:text-box>
        </draw:frame>
        <draw:ellipse draw:style-name="gr2" draw:text-style-name="P1" draw:layer="layout" svg:width="3cm" svg:height="2.5cm" svg:x="16cm" svg:y="1.5cm">
          <text:p text:style-name="P1">dez</text:p>
        </draw:ellipse>
        <draw:line draw:style-name="gr3" draw:text-style-name="P1" draw:layer="layout" svg:x1="12cm" svg:y1="2.5cm" svg:x2="16cm" svg:y2="2.5cm">
          <text:p/>
        </draw:line>
        <draw:frame draw:style-name="gr4" draw:layer="layout" svg:width="1.383cm" svg:height="0.963cm" svg:x="12.9cm" svg:y="1.6cm">
          <draw:text-box>
            <text:p>m5</text:p>
          </draw:text-box>
        </draw:frame>
        <draw:ellipse draw:style-name="gr5" draw:text-style-name="P1" draw:layer="layout" svg:width="3cm" svg:height="2.5cm" svg:x="23cm" svg:y="1.5cm">
          <text:p text:style-name="P1">quinze</text:p>
        </draw:ellipse>
        <draw:line draw:style-name="gr3" draw:text-style-name="P1" draw:layer="layout" svg:x1="19cm" svg:y1="2.5cm" svg:x2="23cm" svg:y2="2.5cm">
          <text:p/>
        </draw:line>
        <draw:frame draw:style-name="gr4" draw:layer="layout" svg:width="1.383cm" svg:height="0.963cm" svg:x="19.9cm" svg:y="1.6cm">
          <draw:text-box>
            <text:p>m5</text:p>
          </draw:text-box>
        </draw:frame>
        <draw:line draw:style-name="gr6" draw:text-style-name="P1" draw:layer="layout" svg:x1="4.5cm" svg:y1="4cm" svg:x2="6.5cm" svg:y2="5.5cm">
          <text:p/>
        </draw:line>
        <draw:line draw:style-name="gr6" draw:text-style-name="P1" draw:layer="layout" svg:x1="7cm" svg:y1="5.5cm" svg:x2="14cm" svg:y2="5.5cm">
          <text:p/>
        </draw:line>
        <draw:line draw:style-name="gr3" draw:text-style-name="P1" draw:layer="layout" svg:x1="14cm" svg:y1="5.5cm" svg:x2="16.5cm" svg:y2="3.5cm">
          <text:p/>
        </draw:line>
        <draw:frame draw:style-name="gr4" draw:layer="layout" svg:width="1.734cm" svg:height="0.963cm" svg:x="10.101cm" svg:y="4.601cm">
          <draw:text-box>
            <text:p>m10</text:p>
          </draw:text-box>
        </draw:frame>
        <draw:line draw:style-name="gr6" draw:text-style-name="P1" draw:layer="layout" svg:x1="11.7cm" svg:y1="4.3cm" svg:x2="13.7cm" svg:y2="5.8cm">
          <text:p/>
        </draw:line>
        <draw:line draw:style-name="gr6" draw:text-style-name="P1" draw:layer="layout" svg:x1="14.2cm" svg:y1="5.8cm" svg:x2="21.2cm" svg:y2="5.8cm">
          <text:p/>
        </draw:line>
        <draw:line draw:style-name="gr3" draw:text-style-name="P1" draw:layer="layout" svg:x1="21.2cm" svg:y1="5.8cm" svg:x2="23.7cm" svg:y2="3.8cm">
          <text:p/>
        </draw:line>
        <draw:frame draw:style-name="gr4" draw:layer="layout" svg:width="1.734cm" svg:height="0.963cm" svg:x="17.301cm" svg:y="4.901cm">
          <draw:text-box>
            <text:p>m10</text:p>
          </draw:text-box>
        </draw:frame>
        <draw:line draw:style-name="gr3" draw:text-style-name="P1" draw:layer="layout" svg:x1="19cm" svg:y1="3.5cm" svg:x2="23cm" svg:y2="3.5cm">
          <text:p/>
        </draw:line>
        <draw:frame draw:style-name="gr4" draw:layer="layout" svg:width="1.734cm" svg:height="0.963cm" svg:x="19.801cm" svg:y="3.402cm">
          <draw:text-box>
            <text:p>m10</text:p>
          </draw:text-box>
        </draw:frame>
        <draw:line draw:style-name="gr6" draw:text-style-name="P1" draw:layer="layout" svg:x1="24.5cm" svg:y1="4cm" svg:x2="24.5cm" svg:y2="7.5cm">
          <text:p/>
        </draw:line>
        <draw:line draw:style-name="gr6" draw:text-style-name="P1" draw:layer="layout" svg:x1="24.5cm" svg:y1="7.5cm" svg:x2="3.5cm" svg:y2="7.5cm">
          <text:p/>
        </draw:line>
        <draw:line draw:style-name="gr3" draw:text-style-name="P1" draw:layer="layout" svg:x1="3.5cm" svg:y1="7.5cm" svg:x2="3.5cm" svg:y2="4cm">
          <text:p/>
        </draw:line>
        <draw:frame draw:style-name="gr4" draw:layer="layout" svg:width="1.649cm" svg:height="0.963cm" svg:x="23.5cm" svg:y="0.5cm">
          <draw:text-box>
            <text:p>S=1</text:p>
          </draw:text-box>
        </draw:frame>
        <draw:rect draw:style-name="gr7" draw:text-style-name="P2" draw:layer="layout" svg:width="11.5cm" svg:height="9cm" svg:x="1cm" svg:y="10.5cm">
          <text:p text:style-name="P2">Estrado<text:tab/>M5<text:tab/>M10<text:tab/><text:tab/>Proximo<text:tab/><text:tab/>S</text:p>
          <text:p text:style-name="P2">Zero 00<text:tab/>0<text:tab/>0<text:tab/><text:tab/>zero<text:tab/> <text:s/>0 0<text:tab/><text:tab/>0</text:p>
          <text:p text:style-name="P2">Zero <text:s text:c="6"/>0 <text:s text:c="4"/>1<text:tab/><text:tab/>dez<text:tab/> <text:s/>1 0 <text:s text:c="6"/>0</text:p>
          <text:p text:style-name="P2">Zero <text:s text:c="6"/>1 <text:s text:c="4"/>0 <text:s text:c="6"/><text:tab/>cinco 0 1<text:tab/>0</text:p>
          <text:p text:style-name="P2">Zero <text:s text:c="6"/>1 <text:s text:c="4"/>1 <text:s text:c="20"/>X X <text:s text:c="5"/>X</text:p>
          <text:p text:style-name="P2">Cinco<text:tab/>0<text:tab/>0<text:tab/><text:tab/>cinco 0 <text:s/>1<text:tab/>0</text:p>
          <text:p text:style-name="P2">Cinco<text:tab/>0<text:tab/>1<text:tab/><text:tab/>quinze1 1<text:tab/>0</text:p>
          <text:p text:style-name="P2">Cinco<text:tab/>1<text:tab/>0<text:tab/><text:tab/>dez<text:tab/> <text:s text:c="2"/>1 0 <text:tab/>0</text:p>
          <text:p text:style-name="P2">Cinco<text:tab/>1<text:tab/>1<text:tab/><text:tab/><text:tab/> <text:s text:c="2"/>X X<text:tab/>X</text:p>
          <text:p text:style-name="P2"/>
          <text:p text:style-name="P2"/>
        </draw:rect>
        <draw:rect draw:style-name="gr7" draw:text-style-name="P2" draw:layer="layout" svg:width="11.5cm" svg:height="9cm" svg:x="13.5cm" svg:y="10.5cm">
          <text:p text:style-name="P2">Estrado<text:tab/>M5<text:tab/>M10<text:tab/><text:tab/>Proximo<text:tab/><text:tab/>S</text:p>
          <text:p text:style-name="P2">dez 00<text:tab/>0<text:tab/>0<text:tab/> <text:s/><text:tab/>dez <text:s text:c="2"/>1 0<text:tab/><text:tab/>0</text:p>
          <text:p text:style-name="P2">dez <text:s text:c="6"/>0 <text:s text:c="4"/>1<text:tab/><text:tab/>quinze 1 1 <text:s text:c="3"/>0</text:p>
          <text:p text:style-name="P2">dez <text:s text:c="6"/>1 <text:s text:c="4"/>0 <text:s text:c="6"/><text:tab/>quinze 1 1<text:tab/>0</text:p>
          <text:p text:style-name="P2">dez <text:s text:c="6"/>1 <text:s text:c="4"/>1 <text:s text:c="20"/>X X <text:s text:c="5"/>X</text:p>
          <text:p text:style-name="P2">quinze<text:tab/>0<text:tab/>0<text:tab/><text:tab/>zero <text:s text:c="2"/>0 <text:s/>0<text:tab/>1</text:p>
          <text:p text:style-name="P2">quinze<text:tab/>0<text:tab/>1<text:tab/><text:tab/>zero <text:s text:c="2"/>0 0<text:tab/>1</text:p>
          <text:p text:style-name="P2">quinze<text:tab/>1<text:tab/>0<text:tab/><text:tab/> zero <text:s/>0 0 <text:tab/>1</text:p>
          <text:p text:style-name="P2">quinze<text:tab/>1<text:tab/>1<text:tab/><text:tab/><text:tab/> <text:s text:c="2"/>X X<text:tab/>X</text:p>
          <text:p text:style-name="P2"/>
          <text:p text:style-name="P2"/>
        </draw:rect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9">
        <office:forms form:automatic-focus="false" form:apply-design-mode="false"/>
        <draw:rect draw:style-name="gr6" draw:text-style-name="P1" draw:layer="layout" svg:width="1cm" svg:height="5.5cm" svg:x="21.3cm" svg:y="11.8cm">
          <text:p/>
        </draw:rect>
        <draw:rect draw:style-name="gr6" draw:text-style-name="P1" draw:layer="layout" svg:width="1cm" svg:height="5.5cm" svg:x="9cm" svg:y="11.8cm">
          <text:p/>
        </draw:rect>
        <draw:rect draw:style-name="gr8" draw:text-style-name="P2" draw:layer="layout" svg:width="11.5cm" svg:height="9cm" svg:x="1cm" svg:y="10.5cm">
          <text:p text:style-name="P2">Estrado<text:tab/>M5<text:tab/>M10<text:tab/><text:tab/>Proximo<text:tab/><text:tab/>S</text:p>
          <text:p text:style-name="P2">Zero 00<text:tab/>0<text:tab/>0<text:tab/><text:tab/>zero<text:tab/> <text:s/>0 0<text:tab/><text:tab/>0</text:p>
          <text:p text:style-name="P2">Zero <text:s text:c="6"/>0 <text:s text:c="4"/>1<text:tab/><text:tab/>dez<text:tab/> <text:s/>1 0 <text:s text:c="6"/>0</text:p>
          <text:p text:style-name="P2">Zero <text:s text:c="6"/>1 <text:s text:c="4"/>0 <text:s text:c="6"/><text:tab/>cinco 0 1<text:tab/>0</text:p>
          <text:p text:style-name="P2">Zero <text:s text:c="6"/>1 <text:s text:c="4"/>1 <text:s text:c="20"/>X X <text:s text:c="5"/>X</text:p>
          <text:p text:style-name="P2">Cinco<text:tab/>0<text:tab/>0<text:tab/><text:tab/>cinco 0 <text:s/>1<text:tab/>0</text:p>
          <text:p text:style-name="P2">Cinco<text:tab/>0<text:tab/>1<text:tab/><text:tab/>quinze1 1<text:tab/>0</text:p>
          <text:p text:style-name="P2">Cinco<text:tab/>1<text:tab/>0<text:tab/><text:tab/>dez<text:tab/> <text:s text:c="2"/>1 0 <text:tab/>0</text:p>
          <text:p text:style-name="P2">Cinco<text:tab/>1<text:tab/>1<text:tab/><text:tab/><text:tab/> <text:s text:c="2"/>X X<text:tab/>X</text:p>
          <text:p text:style-name="P2"/>
          <text:p text:style-name="P2"/>
        </draw:rect>
        <draw:rect draw:style-name="gr8" draw:text-style-name="P2" draw:layer="layout" svg:width="11.5cm" svg:height="9cm" svg:x="13.5cm" svg:y="10.5cm">
          <text:p text:style-name="P2">Estrado<text:tab/>M5<text:tab/>M10<text:tab/><text:tab/>Proximo<text:tab/><text:tab/>S</text:p>
          <text:p text:style-name="P2">dez 00<text:tab/>0<text:tab/>0<text:tab/> <text:s/><text:tab/>dez <text:s text:c="5"/>1 <text:s/>0<text:tab/><text:tab/>0</text:p>
          <text:p text:style-name="P2">dez <text:s text:c="6"/>0 <text:s text:c="4"/>1<text:tab/><text:tab/>quinze 1 <text:s/>1 <text:s text:c="3"/>0</text:p>
          <text:p text:style-name="P2">dez <text:s text:c="6"/>1 <text:s text:c="4"/>0 <text:s text:c="6"/><text:tab/>quinze 1 <text:s/>1<text:tab/>0</text:p>
          <text:p text:style-name="P2">dez <text:s text:c="6"/>1 <text:s text:c="4"/>1 <text:s text:c="23"/>X X <text:s text:c="5"/>X</text:p>
          <text:p text:style-name="P2">quinze<text:tab/>0<text:tab/>0<text:tab/><text:tab/>zero <text:s text:c="2"/>0 <text:s/>0<text:tab/>1</text:p>
          <text:p text:style-name="P2">quinze<text:tab/>0<text:tab/>1<text:tab/><text:tab/>zero <text:s text:c="2"/>0 <text:s/>0<text:tab/>1</text:p>
          <text:p text:style-name="P2">quinze<text:tab/>1<text:tab/>0<text:tab/><text:tab/> zero <text:s/>0 <text:s/>0 <text:tab/>1</text:p>
          <text:p text:style-name="P2">quinze<text:tab/>1<text:tab/>1<text:tab/><text:tab/><text:tab/> <text:s text:c="2"/>X <text:s/>X<text:tab/>X</text:p>
          <text:p text:style-name="P2"/>
          <text:p text:style-name="P2"/>
        </draw:rect>
        <draw:rect draw:style-name="gr9" draw:text-style-name="P1" draw:layer="layout" svg:width="2.5cm" svg:height="2cm" svg:x="5cm" svg:y="1cm">
          <text:p/>
        </draw:rect>
        <draw:rect draw:style-name="gr9" draw:text-style-name="P1" draw:layer="layout" svg:width="2.5cm" svg:height="2cm" svg:x="7.7cm" svg:y="1cm">
          <text:p/>
        </draw:rect>
        <draw:rect draw:style-name="gr9" draw:text-style-name="P1" draw:layer="layout" svg:width="2.5cm" svg:height="2cm" svg:x="10.4cm" svg:y="1cm">
          <text:p/>
        </draw:rect>
        <draw:rect draw:style-name="gr9" draw:text-style-name="P1" draw:layer="layout" svg:width="2.5cm" svg:height="2cm" svg:x="13.1cm" svg:y="1cm">
          <text:p/>
        </draw:rect>
        <draw:rect draw:style-name="gr9" draw:text-style-name="P1" draw:layer="layout" svg:width="2.5cm" svg:height="2cm" svg:x="5cm" svg:y="3.2cm">
          <text:p/>
        </draw:rect>
        <draw:rect draw:style-name="gr9" draw:text-style-name="P1" draw:layer="layout" svg:width="2.5cm" svg:height="2cm" svg:x="7.7cm" svg:y="3.2cm">
          <text:p/>
        </draw:rect>
        <draw:rect draw:style-name="gr9" draw:text-style-name="P1" draw:layer="layout" svg:width="2.5cm" svg:height="2cm" svg:x="10.4cm" svg:y="3.2cm">
          <text:p/>
        </draw:rect>
        <draw:rect draw:style-name="gr9" draw:text-style-name="P1" draw:layer="layout" svg:width="2.5cm" svg:height="2cm" svg:x="13.1cm" svg:y="3.2cm">
          <text:p/>
        </draw:rect>
        <draw:rect draw:style-name="gr9" draw:text-style-name="P1" draw:layer="layout" svg:width="2.5cm" svg:height="2cm" svg:x="5cm" svg:y="5.4cm">
          <text:p/>
        </draw:rect>
        <draw:rect draw:style-name="gr9" draw:text-style-name="P1" draw:layer="layout" svg:width="2.5cm" svg:height="2cm" svg:x="7.7cm" svg:y="5.4cm">
          <text:p/>
        </draw:rect>
        <draw:rect draw:style-name="gr9" draw:text-style-name="P1" draw:layer="layout" svg:width="2.5cm" svg:height="2cm" svg:x="10.4cm" svg:y="5.4cm">
          <text:p/>
        </draw:rect>
        <draw:rect draw:style-name="gr9" draw:text-style-name="P1" draw:layer="layout" svg:width="2.5cm" svg:height="2cm" svg:x="13.1cm" svg:y="5.4cm">
          <text:p/>
        </draw:rect>
        <draw:rect draw:style-name="gr9" draw:text-style-name="P1" draw:layer="layout" svg:width="2.5cm" svg:height="2cm" svg:x="5cm" svg:y="7.5cm">
          <text:p/>
        </draw:rect>
        <draw:rect draw:style-name="gr9" draw:text-style-name="P1" draw:layer="layout" svg:width="2.5cm" svg:height="2cm" svg:x="7.7cm" svg:y="7.5cm">
          <text:p/>
        </draw:rect>
        <draw:rect draw:style-name="gr9" draw:text-style-name="P1" draw:layer="layout" svg:width="2.5cm" svg:height="2cm" svg:x="10.4cm" svg:y="7.5cm">
          <text:p/>
        </draw:rect>
        <draw:rect draw:style-name="gr9" draw:text-style-name="P1" draw:layer="layout" svg:width="2.5cm" svg:height="2cm" svg:x="13.1cm" svg:y="7.5cm">
          <text:p/>
        </draw:rect>
        <draw:frame draw:style-name="gr4" draw:layer="layout" svg:width="9.731cm" svg:height="0.963cm" svg:x="6cm" svg:y="0.9cm">
          <draw:text-box>
            <text:p>0 <text:s text:c="13"/>1 <text:s text:c="14"/>3 <text:s text:c="14"/>2</text:p>
          </draw:text-box>
        </draw:frame>
        <draw:frame draw:style-name="gr4" draw:layer="layout" svg:width="9.731cm" svg:height="0.963cm" svg:x="6.001cm" svg:y="3.201cm">
          <draw:text-box>
            <text:p>4 <text:s text:c="13"/>5 <text:s text:c="14"/>7 <text:s text:c="14"/>6</text:p>
          </draw:text-box>
        </draw:frame>
        <draw:frame draw:style-name="gr4" draw:layer="layout" svg:width="9.714cm" svg:height="0.963cm" svg:x="6.002cm" svg:y="5.402cm">
          <draw:text-box>
            <text:p>12 <text:s text:c="12"/>13 <text:s text:c="12"/>15 <text:s text:c="9"/>14</text:p>
          </draw:text-box>
        </draw:frame>
        <draw:frame draw:style-name="gr4" draw:layer="layout" svg:width="9.853cm" svg:height="0.963cm" svg:x="6.003cm" svg:y="7.503cm">
          <draw:text-box>
            <text:p>8 <text:s text:c="13"/>9 <text:s text:c="14"/>11 <text:s text:c="11"/>10</text:p>
          </draw:text-box>
        </draw:frame>
        <draw:frame draw:style-name="gr4" draw:layer="layout" svg:width="6.2cm" svg:height="0.963cm" svg:x="17cm" svg:y="3cm">
          <draw:text-box>
            <text:p>P1 = S(1,5,6,8,9,10)</text:p>
          </draw:text-box>
        </draw:frame>
        <draw:frame draw:style-name="gr4" draw:layer="layout" svg:width="0.853cm" svg:height="0.963cm" svg:x="8.101cm" svg:y="1.901cm">
          <draw:text-box>
            <text:p>1</text:p>
          </draw:text-box>
        </draw:frame>
        <draw:frame draw:style-name="gr4" draw:layer="layout" svg:width="0.853cm" svg:height="0.963cm" svg:x="8.102cm" svg:y="3.602cm">
          <draw:text-box>
            <text:p>1</text:p>
          </draw:text-box>
        </draw:frame>
        <draw:frame draw:style-name="gr4" draw:layer="layout" svg:width="0.853cm" svg:height="0.963cm" svg:x="14.003cm" svg:y="3.603cm">
          <draw:text-box>
            <text:p>1</text:p>
          </draw:text-box>
        </draw:frame>
        <draw:frame draw:style-name="gr4" draw:layer="layout" svg:width="0.853cm" svg:height="0.963cm" svg:x="5.404cm" svg:y="8.104cm">
          <draw:text-box>
            <text:p>1</text:p>
          </draw:text-box>
        </draw:frame>
        <draw:frame draw:style-name="gr4" draw:layer="layout" svg:width="0.853cm" svg:height="0.963cm" svg:x="8.405cm" svg:y="8.105cm">
          <draw:text-box>
            <text:p>1</text:p>
          </draw:text-box>
        </draw:frame>
        <draw:frame draw:style-name="gr4" draw:layer="layout" svg:width="0.853cm" svg:height="0.963cm" svg:x="13.706cm" svg:y="8.106cm">
          <draw:text-box>
            <text:p>1</text:p>
          </draw:text-box>
        </draw:frame>
        <draw:frame draw:style-name="gr4" draw:layer="layout" svg:width="0.921cm" svg:height="0.963cm" svg:x="10.901cm" svg:y="1.401cm">
          <draw:text-box>
            <text:p>X</text:p>
          </draw:text-box>
        </draw:frame>
        <draw:frame draw:style-name="gr4" draw:layer="layout" svg:width="0.921cm" svg:height="0.963cm" svg:x="10.902cm" svg:y="3.702cm">
          <draw:text-box>
            <text:p>X</text:p>
          </draw:text-box>
        </draw:frame>
        <draw:frame draw:style-name="gr4" draw:layer="layout" svg:width="0.921cm" svg:height="0.963cm" svg:x="10.903cm" svg:y="5.803cm">
          <draw:text-box>
            <text:p>X</text:p>
          </draw:text-box>
        </draw:frame>
        <draw:frame draw:style-name="gr4" draw:layer="layout" svg:width="0.921cm" svg:height="0.963cm" svg:x="10.904cm" svg:y="7.904cm">
          <draw:text-box>
            <text:p>X</text:p>
          </draw:text-box>
        </draw:frame>
        <draw:ellipse draw:style-name="gr10" draw:text-style-name="P1" draw:layer="layout" svg:width="12.5cm" svg:height="2cm" svg:x="3.5cm" svg:y="7.5cm">
          <text:p/>
        </draw:ellipse>
        <draw:ellipse draw:style-name="gr10" draw:text-style-name="P1" draw:layer="layout" svg:width="6cm" svg:height="4.5cm" svg:x="7.1cm" svg:y="1cm">
          <text:p/>
        </draw:ellipse>
        <draw:ellipse draw:style-name="gr10" draw:text-style-name="P1" draw:layer="layout" svg:width="5.5cm" svg:height="1.5cm" svg:x="10cm" svg:y="3.4cm">
          <text:p/>
        </draw:ellips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9">
        <office:forms form:automatic-focus="false" form:apply-design-mode="false"/>
        <draw:rect draw:style-name="gr6" draw:text-style-name="P1" draw:layer="layout" svg:width="1cm" svg:height="5.5cm" svg:x="21.3cm" svg:y="11.8cm">
          <text:p/>
        </draw:rect>
        <draw:rect draw:style-name="gr6" draw:text-style-name="P1" draw:layer="layout" svg:width="1cm" svg:height="5.5cm" svg:x="9cm" svg:y="11.8cm">
          <text:p/>
        </draw:rect>
        <draw:rect draw:style-name="gr8" draw:text-style-name="P2" draw:layer="layout" svg:width="11.5cm" svg:height="9cm" svg:x="1cm" svg:y="10.5cm">
          <text:p text:style-name="P2">Estrado<text:tab/>M5<text:tab/>M10<text:tab/><text:tab/>Proximo<text:tab/><text:tab/>S</text:p>
          <text:p text:style-name="P2">Zero 00<text:tab/>0<text:tab/>0<text:tab/><text:tab/>zero<text:tab/> <text:s/>0 0<text:tab/><text:tab/>0</text:p>
          <text:p text:style-name="P2">Zero <text:s text:c="6"/>0 <text:s text:c="4"/>1<text:tab/><text:tab/>dez<text:tab/> <text:s/>1 0 <text:s text:c="6"/>0</text:p>
          <text:p text:style-name="P2">Zero <text:s text:c="6"/>1 <text:s text:c="4"/>0 <text:s text:c="6"/><text:tab/>cinco 0 1<text:tab/>0</text:p>
          <text:p text:style-name="P2">Zero <text:s text:c="6"/>1 <text:s text:c="4"/>1 <text:s text:c="20"/>X X <text:s text:c="5"/>X</text:p>
          <text:p text:style-name="P2">Cinco<text:tab/>0<text:tab/>0<text:tab/><text:tab/>cinco 0 <text:s/>1<text:tab/>0</text:p>
          <text:p text:style-name="P2">Cinco<text:tab/>0<text:tab/>1<text:tab/><text:tab/>quinze1 1<text:tab/>0</text:p>
          <text:p text:style-name="P2">Cinco<text:tab/>1<text:tab/>0<text:tab/><text:tab/>dez<text:tab/> <text:s text:c="2"/>1 0 <text:tab/>0</text:p>
          <text:p text:style-name="P2">Cinco<text:tab/>1<text:tab/>1<text:tab/><text:tab/><text:tab/> <text:s text:c="2"/>X X<text:tab/>X</text:p>
          <text:p text:style-name="P2"/>
          <text:p text:style-name="P2"/>
        </draw:rect>
        <draw:rect draw:style-name="gr8" draw:text-style-name="P2" draw:layer="layout" svg:width="11.5cm" svg:height="9cm" svg:x="13.5cm" svg:y="10.5cm">
          <text:p text:style-name="P2">Estrado<text:tab/>M5<text:tab/>M10<text:tab/><text:tab/>Proximo<text:tab/><text:tab/>S</text:p>
          <text:p text:style-name="P2">dez 00<text:tab/>0<text:tab/>0<text:tab/> <text:s/><text:tab/>dez <text:s text:c="5"/>1 <text:s/>0<text:tab/><text:tab/>0</text:p>
          <text:p text:style-name="P2">dez <text:s text:c="6"/>0 <text:s text:c="4"/>1<text:tab/><text:tab/>quinze 1 <text:s/>1 <text:s text:c="3"/>0</text:p>
          <text:p text:style-name="P2">dez <text:s text:c="6"/>1 <text:s text:c="4"/>0 <text:s text:c="6"/><text:tab/>quinze 1 <text:s/>1<text:tab/>0</text:p>
          <text:p text:style-name="P2">dez <text:s text:c="6"/>1 <text:s text:c="4"/>1 <text:s text:c="23"/>X X <text:s text:c="5"/>X</text:p>
          <text:p text:style-name="P2">quinze<text:tab/>0<text:tab/>0<text:tab/><text:tab/>zero <text:s text:c="2"/>0 <text:s/>0<text:tab/>1</text:p>
          <text:p text:style-name="P2">quinze<text:tab/>0<text:tab/>1<text:tab/><text:tab/>zero <text:s text:c="2"/>0 <text:s/>0<text:tab/>1</text:p>
          <text:p text:style-name="P2">quinze<text:tab/>1<text:tab/>0<text:tab/><text:tab/> zero <text:s/>0 <text:s/>0 <text:tab/>1</text:p>
          <text:p text:style-name="P2">quinze<text:tab/>1<text:tab/>1<text:tab/><text:tab/><text:tab/> <text:s text:c="2"/>X <text:s/>X<text:tab/>X</text:p>
          <text:p text:style-name="P2"/>
          <text:p text:style-name="P2"/>
        </draw:rect>
        <draw:rect draw:style-name="gr9" draw:text-style-name="P1" draw:layer="layout" svg:width="2.5cm" svg:height="2cm" svg:x="5cm" svg:y="1cm">
          <text:p/>
        </draw:rect>
        <draw:rect draw:style-name="gr9" draw:text-style-name="P1" draw:layer="layout" svg:width="2.5cm" svg:height="2cm" svg:x="7.7cm" svg:y="1cm">
          <text:p/>
        </draw:rect>
        <draw:rect draw:style-name="gr9" draw:text-style-name="P1" draw:layer="layout" svg:width="2.5cm" svg:height="2cm" svg:x="10.4cm" svg:y="1cm">
          <text:p/>
        </draw:rect>
        <draw:rect draw:style-name="gr9" draw:text-style-name="P1" draw:layer="layout" svg:width="2.5cm" svg:height="2cm" svg:x="13.1cm" svg:y="1cm">
          <text:p/>
        </draw:rect>
        <draw:rect draw:style-name="gr9" draw:text-style-name="P1" draw:layer="layout" svg:width="2.5cm" svg:height="2cm" svg:x="5cm" svg:y="3.2cm">
          <text:p/>
        </draw:rect>
        <draw:rect draw:style-name="gr9" draw:text-style-name="P1" draw:layer="layout" svg:width="2.5cm" svg:height="2cm" svg:x="7.7cm" svg:y="3.2cm">
          <text:p/>
        </draw:rect>
        <draw:rect draw:style-name="gr9" draw:text-style-name="P1" draw:layer="layout" svg:width="2.5cm" svg:height="2cm" svg:x="10.4cm" svg:y="3.2cm">
          <text:p/>
        </draw:rect>
        <draw:rect draw:style-name="gr9" draw:text-style-name="P1" draw:layer="layout" svg:width="2.5cm" svg:height="2cm" svg:x="13.1cm" svg:y="3.2cm">
          <text:p/>
        </draw:rect>
        <draw:rect draw:style-name="gr9" draw:text-style-name="P1" draw:layer="layout" svg:width="2.5cm" svg:height="2cm" svg:x="5cm" svg:y="5.4cm">
          <text:p/>
        </draw:rect>
        <draw:rect draw:style-name="gr9" draw:text-style-name="P1" draw:layer="layout" svg:width="2.5cm" svg:height="2cm" svg:x="7.7cm" svg:y="5.4cm">
          <text:p/>
        </draw:rect>
        <draw:rect draw:style-name="gr9" draw:text-style-name="P1" draw:layer="layout" svg:width="2.5cm" svg:height="2cm" svg:x="10.4cm" svg:y="5.4cm">
          <text:p/>
        </draw:rect>
        <draw:rect draw:style-name="gr9" draw:text-style-name="P1" draw:layer="layout" svg:width="2.5cm" svg:height="2cm" svg:x="13.1cm" svg:y="5.4cm">
          <text:p/>
        </draw:rect>
        <draw:rect draw:style-name="gr9" draw:text-style-name="P1" draw:layer="layout" svg:width="2.5cm" svg:height="2cm" svg:x="5cm" svg:y="7.5cm">
          <text:p/>
        </draw:rect>
        <draw:rect draw:style-name="gr9" draw:text-style-name="P1" draw:layer="layout" svg:width="2.5cm" svg:height="2cm" svg:x="7.7cm" svg:y="7.5cm">
          <text:p/>
        </draw:rect>
        <draw:rect draw:style-name="gr9" draw:text-style-name="P1" draw:layer="layout" svg:width="2.5cm" svg:height="2cm" svg:x="10.4cm" svg:y="7.5cm">
          <text:p/>
        </draw:rect>
        <draw:rect draw:style-name="gr9" draw:text-style-name="P1" draw:layer="layout" svg:width="2.5cm" svg:height="2cm" svg:x="13.1cm" svg:y="7.5cm">
          <text:p/>
        </draw:rect>
        <draw:frame draw:style-name="gr4" draw:layer="layout" svg:width="9.731cm" svg:height="0.963cm" svg:x="6cm" svg:y="0.9cm">
          <draw:text-box>
            <text:p>0 <text:s text:c="13"/>1 <text:s text:c="14"/>3 <text:s text:c="14"/>2</text:p>
          </draw:text-box>
        </draw:frame>
        <draw:frame draw:style-name="gr4" draw:layer="layout" svg:width="9.731cm" svg:height="0.963cm" svg:x="6.001cm" svg:y="3.201cm">
          <draw:text-box>
            <text:p>4 <text:s text:c="13"/>5 <text:s text:c="14"/>7 <text:s text:c="14"/>6</text:p>
          </draw:text-box>
        </draw:frame>
        <draw:frame draw:style-name="gr4" draw:layer="layout" svg:width="9.714cm" svg:height="0.963cm" svg:x="6.002cm" svg:y="5.402cm">
          <draw:text-box>
            <text:p>12 <text:s text:c="12"/>13 <text:s text:c="12"/>15 <text:s text:c="9"/>14</text:p>
          </draw:text-box>
        </draw:frame>
        <draw:frame draw:style-name="gr4" draw:layer="layout" svg:width="9.853cm" svg:height="0.963cm" svg:x="6.003cm" svg:y="7.503cm">
          <draw:text-box>
            <text:p>8 <text:s text:c="13"/>9 <text:s text:c="14"/>11 <text:s text:c="11"/>10</text:p>
          </draw:text-box>
        </draw:frame>
        <draw:frame draw:style-name="gr4" draw:layer="layout" svg:width="10.654cm" svg:height="3.099cm" svg:x="17cm" svg:y="3cm">
          <draw:text-box>
            <text:p>P1 = S(1,5,6,8,9,10)</text:p>
            <text:p/>
            <text:p/>
            <text:p>P1 = E1!E0 + m10 !E1 + m5 E0 !E1 </text:p>
          </draw:text-box>
        </draw:frame>
        <draw:frame draw:style-name="gr4" draw:layer="layout" svg:width="0.853cm" svg:height="0.963cm" svg:x="8.101cm" svg:y="1.901cm">
          <draw:text-box>
            <text:p>1</text:p>
          </draw:text-box>
        </draw:frame>
        <draw:frame draw:style-name="gr4" draw:layer="layout" svg:width="0.853cm" svg:height="0.963cm" svg:x="8.102cm" svg:y="3.602cm">
          <draw:text-box>
            <text:p>1</text:p>
          </draw:text-box>
        </draw:frame>
        <draw:frame draw:style-name="gr4" draw:layer="layout" svg:width="0.853cm" svg:height="0.963cm" svg:x="14.003cm" svg:y="3.603cm">
          <draw:text-box>
            <text:p>1</text:p>
          </draw:text-box>
        </draw:frame>
        <draw:frame draw:style-name="gr4" draw:layer="layout" svg:width="0.853cm" svg:height="0.963cm" svg:x="5.404cm" svg:y="8.104cm">
          <draw:text-box>
            <text:p>1</text:p>
          </draw:text-box>
        </draw:frame>
        <draw:frame draw:style-name="gr4" draw:layer="layout" svg:width="0.853cm" svg:height="0.963cm" svg:x="8.405cm" svg:y="8.105cm">
          <draw:text-box>
            <text:p>1</text:p>
          </draw:text-box>
        </draw:frame>
        <draw:frame draw:style-name="gr4" draw:layer="layout" svg:width="0.853cm" svg:height="0.963cm" svg:x="13.706cm" svg:y="8.106cm">
          <draw:text-box>
            <text:p>1</text:p>
          </draw:text-box>
        </draw:frame>
        <draw:frame draw:style-name="gr4" draw:layer="layout" svg:width="0.921cm" svg:height="0.963cm" svg:x="10.901cm" svg:y="1.401cm">
          <draw:text-box>
            <text:p>X</text:p>
          </draw:text-box>
        </draw:frame>
        <draw:frame draw:style-name="gr4" draw:layer="layout" svg:width="0.921cm" svg:height="0.963cm" svg:x="10.902cm" svg:y="3.702cm">
          <draw:text-box>
            <text:p>X</text:p>
          </draw:text-box>
        </draw:frame>
        <draw:frame draw:style-name="gr4" draw:layer="layout" svg:width="0.921cm" svg:height="0.963cm" svg:x="10.903cm" svg:y="5.803cm">
          <draw:text-box>
            <text:p>X</text:p>
          </draw:text-box>
        </draw:frame>
        <draw:frame draw:style-name="gr4" draw:layer="layout" svg:width="0.921cm" svg:height="0.963cm" svg:x="10.904cm" svg:y="7.904cm">
          <draw:text-box>
            <text:p>X</text:p>
          </draw:text-box>
        </draw:frame>
        <draw:ellipse draw:style-name="gr10" draw:text-style-name="P1" draw:layer="layout" svg:width="12.5cm" svg:height="2cm" svg:x="3.5cm" svg:y="7.5cm">
          <text:p/>
        </draw:ellipse>
        <draw:ellipse draw:style-name="gr10" draw:text-style-name="P1" draw:layer="layout" svg:width="6cm" svg:height="4.5cm" svg:x="7.1cm" svg:y="1cm">
          <text:p/>
        </draw:ellipse>
        <draw:ellipse draw:style-name="gr10" draw:text-style-name="P1" draw:layer="layout" svg:width="5.5cm" svg:height="1.5cm" svg:x="10cm" svg:y="3.4cm">
          <text:p/>
        </draw:ellipse>
        <draw:frame draw:style-name="gr4" draw:layer="layout" svg:width="1.734cm" svg:height="0.963cm" svg:x="9.449cm" svg:y="0cm">
          <draw:text-box>
            <text:p>m10</text:p>
          </draw:text-box>
        </draw:frame>
        <draw:frame draw:style-name="gr4" draw:layer="layout" svg:width="1.383cm" svg:height="0.963cm" svg:x="12.369cm" svg:y="9.3cm">
          <draw:text-box>
            <text:p>m5</text:p>
          </draw:text-box>
        </draw:frame>
        <draw:frame draw:style-name="gr4" draw:layer="layout" svg:width="1.277cm" svg:height="0.963cm" svg:x="3.4cm" svg:y="4.698cm">
          <draw:text-box>
            <text:p>E0</text:p>
          </draw:text-box>
        </draw:frame>
        <draw:frame draw:style-name="gr4" draw:layer="layout" svg:width="1.277cm" svg:height="0.963cm" svg:x="16cm" svg:y="7cm">
          <draw:text-box>
            <text:p>E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9">
        <office:forms form:automatic-focus="false" form:apply-design-mode="false"/>
        <draw:rect draw:style-name="gr6" draw:text-style-name="P1" draw:layer="layout" svg:width="1cm" svg:height="5.5cm" svg:x="22cm" svg:y="11.8cm">
          <text:p/>
        </draw:rect>
        <draw:rect draw:style-name="gr6" draw:text-style-name="P1" draw:layer="layout" svg:width="1cm" svg:height="5.5cm" svg:x="9.8cm" svg:y="11.8cm">
          <text:p/>
        </draw:rect>
        <draw:rect draw:style-name="gr8" draw:text-style-name="P2" draw:layer="layout" svg:width="11.5cm" svg:height="9cm" svg:x="1cm" svg:y="10.5cm">
          <text:p text:style-name="P2">Estrado<text:tab/>M5<text:tab/>M10<text:tab/><text:tab/>Proximo<text:tab/><text:tab/>S</text:p>
          <text:p text:style-name="P2">Zero 00<text:tab/>0<text:tab/>0<text:tab/><text:tab/>zero<text:tab/> <text:s/>0 0<text:tab/><text:tab/>0</text:p>
          <text:p text:style-name="P2">Zero <text:s text:c="6"/>0 <text:s text:c="4"/>1<text:tab/><text:tab/>dez<text:tab/> <text:s/>1 0 <text:s text:c="6"/>0</text:p>
          <text:p text:style-name="P2">Zero <text:s text:c="6"/>1 <text:s text:c="4"/>0 <text:s text:c="6"/><text:tab/>cinco 0 1<text:tab/>0</text:p>
          <text:p text:style-name="P2">Zero <text:s text:c="6"/>1 <text:s text:c="4"/>1 <text:s text:c="20"/>X X <text:s text:c="5"/>X</text:p>
          <text:p text:style-name="P2">Cinco<text:tab/>0<text:tab/>0<text:tab/><text:tab/>cinco 0 <text:s/>1<text:tab/>0</text:p>
          <text:p text:style-name="P2">Cinco<text:tab/>0<text:tab/>1<text:tab/><text:tab/>quinze1 1<text:tab/>0</text:p>
          <text:p text:style-name="P2">Cinco<text:tab/>1<text:tab/>0<text:tab/><text:tab/>dez<text:tab/> <text:s text:c="2"/>1 0 <text:tab/>0</text:p>
          <text:p text:style-name="P2">Cinco<text:tab/>1<text:tab/>1<text:tab/><text:tab/><text:tab/> <text:s text:c="2"/>X X<text:tab/>X</text:p>
          <text:p text:style-name="P2"/>
          <text:p text:style-name="P2"/>
        </draw:rect>
        <draw:rect draw:style-name="gr8" draw:text-style-name="P2" draw:layer="layout" svg:width="11.5cm" svg:height="9cm" svg:x="13.5cm" svg:y="10.5cm">
          <text:p text:style-name="P2">Estrado<text:tab/>M5<text:tab/>M10<text:tab/><text:tab/>Proximo<text:tab/><text:tab/>S</text:p>
          <text:p text:style-name="P2">dez 00<text:tab/>0<text:tab/>0<text:tab/> <text:s/><text:tab/>dez <text:s text:c="5"/>1 <text:s/>0<text:tab/><text:tab/>0</text:p>
          <text:p text:style-name="P2">dez <text:s text:c="6"/>0 <text:s text:c="4"/>1<text:tab/><text:tab/>quinze 1 <text:s/>1 <text:s text:c="3"/>0</text:p>
          <text:p text:style-name="P2">dez <text:s text:c="6"/>1 <text:s text:c="4"/>0 <text:s text:c="6"/><text:tab/>quinze 1 <text:s/>1<text:tab/>0</text:p>
          <text:p text:style-name="P2">dez <text:s text:c="6"/>1 <text:s text:c="4"/>1 <text:s text:c="23"/>X X <text:s text:c="5"/>X</text:p>
          <text:p text:style-name="P2">quinze<text:tab/>0<text:tab/>0<text:tab/><text:tab/>zero <text:s text:c="2"/>0 <text:s/>0<text:tab/>1</text:p>
          <text:p text:style-name="P2">quinze<text:tab/>0<text:tab/>1<text:tab/><text:tab/>zero <text:s text:c="2"/>0 <text:s/>0<text:tab/>1</text:p>
          <text:p text:style-name="P2">quinze<text:tab/>1<text:tab/>0<text:tab/><text:tab/> zero <text:s/>0 <text:s/>0 <text:tab/>1</text:p>
          <text:p text:style-name="P2">quinze<text:tab/>1<text:tab/>1<text:tab/><text:tab/><text:tab/> <text:s text:c="2"/>X <text:s/>X<text:tab/>X</text:p>
          <text:p text:style-name="P2"/>
          <text:p text:style-name="P2"/>
        </draw:rect>
        <draw:rect draw:style-name="gr9" draw:text-style-name="P1" draw:layer="layout" svg:width="2.5cm" svg:height="2cm" svg:x="5cm" svg:y="1cm">
          <text:p/>
        </draw:rect>
        <draw:rect draw:style-name="gr9" draw:text-style-name="P1" draw:layer="layout" svg:width="2.5cm" svg:height="2cm" svg:x="7.7cm" svg:y="1cm">
          <text:p/>
        </draw:rect>
        <draw:rect draw:style-name="gr9" draw:text-style-name="P1" draw:layer="layout" svg:width="2.5cm" svg:height="2cm" svg:x="10.4cm" svg:y="1cm">
          <text:p/>
        </draw:rect>
        <draw:rect draw:style-name="gr9" draw:text-style-name="P1" draw:layer="layout" svg:width="2.5cm" svg:height="2cm" svg:x="13.1cm" svg:y="1cm">
          <text:p/>
        </draw:rect>
        <draw:rect draw:style-name="gr9" draw:text-style-name="P1" draw:layer="layout" svg:width="2.5cm" svg:height="2cm" svg:x="5cm" svg:y="3.2cm">
          <text:p/>
        </draw:rect>
        <draw:rect draw:style-name="gr9" draw:text-style-name="P1" draw:layer="layout" svg:width="2.5cm" svg:height="2cm" svg:x="7.7cm" svg:y="3.2cm">
          <text:p/>
        </draw:rect>
        <draw:rect draw:style-name="gr9" draw:text-style-name="P1" draw:layer="layout" svg:width="2.5cm" svg:height="2cm" svg:x="10.4cm" svg:y="3.2cm">
          <text:p/>
        </draw:rect>
        <draw:rect draw:style-name="gr9" draw:text-style-name="P1" draw:layer="layout" svg:width="2.5cm" svg:height="2cm" svg:x="13.1cm" svg:y="3.2cm">
          <text:p/>
        </draw:rect>
        <draw:rect draw:style-name="gr9" draw:text-style-name="P1" draw:layer="layout" svg:width="2.5cm" svg:height="2cm" svg:x="5cm" svg:y="5.4cm">
          <text:p/>
        </draw:rect>
        <draw:rect draw:style-name="gr9" draw:text-style-name="P1" draw:layer="layout" svg:width="2.5cm" svg:height="2cm" svg:x="7.7cm" svg:y="5.4cm">
          <text:p/>
        </draw:rect>
        <draw:rect draw:style-name="gr9" draw:text-style-name="P1" draw:layer="layout" svg:width="2.5cm" svg:height="2cm" svg:x="10.4cm" svg:y="5.4cm">
          <text:p/>
        </draw:rect>
        <draw:rect draw:style-name="gr9" draw:text-style-name="P1" draw:layer="layout" svg:width="2.5cm" svg:height="2cm" svg:x="13.1cm" svg:y="5.4cm">
          <text:p/>
        </draw:rect>
        <draw:rect draw:style-name="gr9" draw:text-style-name="P1" draw:layer="layout" svg:width="2.5cm" svg:height="2cm" svg:x="5cm" svg:y="7.5cm">
          <text:p/>
        </draw:rect>
        <draw:rect draw:style-name="gr9" draw:text-style-name="P1" draw:layer="layout" svg:width="2.5cm" svg:height="2cm" svg:x="7.7cm" svg:y="7.5cm">
          <text:p/>
        </draw:rect>
        <draw:rect draw:style-name="gr9" draw:text-style-name="P1" draw:layer="layout" svg:width="2.5cm" svg:height="2cm" svg:x="10.4cm" svg:y="7.5cm">
          <text:p/>
        </draw:rect>
        <draw:rect draw:style-name="gr9" draw:text-style-name="P1" draw:layer="layout" svg:width="2.5cm" svg:height="2cm" svg:x="13.1cm" svg:y="7.5cm">
          <text:p/>
        </draw:rect>
        <draw:frame draw:style-name="gr4" draw:layer="layout" svg:width="9.731cm" svg:height="0.963cm" svg:x="6cm" svg:y="0.9cm">
          <draw:text-box>
            <text:p>0 <text:s text:c="13"/>1 <text:s text:c="14"/>3 <text:s text:c="14"/>2</text:p>
          </draw:text-box>
        </draw:frame>
        <draw:frame draw:style-name="gr4" draw:layer="layout" svg:width="9.731cm" svg:height="0.963cm" svg:x="6.001cm" svg:y="3.201cm">
          <draw:text-box>
            <text:p>4 <text:s text:c="13"/>5 <text:s text:c="14"/>7 <text:s text:c="14"/>6</text:p>
          </draw:text-box>
        </draw:frame>
        <draw:frame draw:style-name="gr4" draw:layer="layout" svg:width="9.714cm" svg:height="0.963cm" svg:x="6.002cm" svg:y="5.402cm">
          <draw:text-box>
            <text:p>12 <text:s text:c="12"/>13 <text:s text:c="12"/>15 <text:s text:c="9"/>14</text:p>
          </draw:text-box>
        </draw:frame>
        <draw:frame draw:style-name="gr4" draw:layer="layout" svg:width="9.853cm" svg:height="0.963cm" svg:x="6.003cm" svg:y="7.503cm">
          <draw:text-box>
            <text:p>8 <text:s text:c="13"/>9 <text:s text:c="14"/>11 <text:s text:c="11"/>10</text:p>
          </draw:text-box>
        </draw:frame>
        <draw:frame draw:style-name="gr4" draw:layer="layout" svg:width="5.849cm" svg:height="3.099cm" svg:x="17cm" svg:y="3cm">
          <draw:text-box>
            <text:p>P0 = S(2,4,5,,9,10)</text:p>
            <text:p/>
            <text:p/>
            <text:p><text:s/></text:p>
          </draw:text-box>
        </draw:frame>
        <draw:frame draw:style-name="gr4" draw:layer="layout" svg:width="0.853cm" svg:height="0.963cm" svg:x="13.901cm" svg:y="1.901cm">
          <draw:text-box>
            <text:p>1</text:p>
          </draw:text-box>
        </draw:frame>
        <draw:frame draw:style-name="gr4" draw:layer="layout" svg:width="0.853cm" svg:height="0.963cm" svg:x="8.102cm" svg:y="3.602cm">
          <draw:text-box>
            <text:p>1</text:p>
          </draw:text-box>
        </draw:frame>
        <draw:frame draw:style-name="gr4" draw:layer="layout" svg:width="0.853cm" svg:height="0.963cm" svg:x="5.303cm" svg:y="3.603cm">
          <draw:text-box>
            <text:p>1</text:p>
          </draw:text-box>
        </draw:frame>
        <draw:frame draw:style-name="gr4" draw:layer="layout" svg:width="0.853cm" svg:height="0.963cm" svg:x="8.405cm" svg:y="8.105cm">
          <draw:text-box>
            <text:p>1</text:p>
          </draw:text-box>
        </draw:frame>
        <draw:frame draw:style-name="gr4" draw:layer="layout" svg:width="0.853cm" svg:height="0.963cm" svg:x="13.706cm" svg:y="8.106cm">
          <draw:text-box>
            <text:p>1</text:p>
          </draw:text-box>
        </draw:frame>
        <draw:frame draw:style-name="gr4" draw:layer="layout" svg:width="0.921cm" svg:height="0.963cm" svg:x="10.901cm" svg:y="1.401cm">
          <draw:text-box>
            <text:p>X</text:p>
          </draw:text-box>
        </draw:frame>
        <draw:frame draw:style-name="gr4" draw:layer="layout" svg:width="0.921cm" svg:height="0.963cm" svg:x="10.902cm" svg:y="3.702cm">
          <draw:text-box>
            <text:p>X</text:p>
          </draw:text-box>
        </draw:frame>
        <draw:frame draw:style-name="gr4" draw:layer="layout" svg:width="0.921cm" svg:height="0.963cm" svg:x="10.903cm" svg:y="5.803cm">
          <draw:text-box>
            <text:p>X</text:p>
          </draw:text-box>
        </draw:frame>
        <draw:frame draw:style-name="gr4" draw:layer="layout" svg:width="0.921cm" svg:height="0.963cm" svg:x="10.904cm" svg:y="7.904cm">
          <draw:text-box>
            <text:p>X</text:p>
          </draw:text-box>
        </draw:frame>
        <draw:frame draw:style-name="gr4" draw:layer="layout" svg:width="1.734cm" svg:height="0.963cm" svg:x="9.449cm" svg:y="0cm">
          <draw:text-box>
            <text:p>m10</text:p>
          </draw:text-box>
        </draw:frame>
        <draw:frame draw:style-name="gr4" draw:layer="layout" svg:width="1.383cm" svg:height="0.963cm" svg:x="12.369cm" svg:y="9.3cm">
          <draw:text-box>
            <text:p>m5</text:p>
          </draw:text-box>
        </draw:frame>
        <draw:frame draw:style-name="gr4" draw:layer="layout" svg:width="1.277cm" svg:height="0.963cm" svg:x="3.4cm" svg:y="4.698cm">
          <draw:text-box>
            <text:p>E0</text:p>
          </draw:text-box>
        </draw:frame>
        <draw:frame draw:style-name="gr4" draw:layer="layout" svg:width="1.277cm" svg:height="0.963cm" svg:x="16cm" svg:y="7cm">
          <draw:text-box>
            <text:p>E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9">
        <office:forms form:automatic-focus="false" form:apply-design-mode="false"/>
        <draw:rect draw:style-name="gr6" draw:text-style-name="P1" draw:layer="layout" svg:width="1cm" svg:height="5.5cm" svg:x="22cm" svg:y="11.8cm">
          <text:p/>
        </draw:rect>
        <draw:rect draw:style-name="gr6" draw:text-style-name="P1" draw:layer="layout" svg:width="1cm" svg:height="5.5cm" svg:x="9.8cm" svg:y="11.8cm">
          <text:p/>
        </draw:rect>
        <draw:rect draw:style-name="gr8" draw:text-style-name="P2" draw:layer="layout" svg:width="11.5cm" svg:height="9cm" svg:x="1cm" svg:y="10.5cm">
          <text:p text:style-name="P2">Estrado<text:tab/>M5<text:tab/>M10<text:tab/><text:tab/>Proximo<text:tab/><text:tab/>S</text:p>
          <text:p text:style-name="P2">Zero 00<text:tab/>0<text:tab/>0<text:tab/><text:tab/>zero<text:tab/> <text:s/>0 0<text:tab/><text:tab/>0</text:p>
          <text:p text:style-name="P2">Zero <text:s text:c="6"/>0 <text:s text:c="4"/>1<text:tab/><text:tab/>dez<text:tab/> <text:s/>1 0 <text:s text:c="6"/>0</text:p>
          <text:p text:style-name="P2">Zero <text:s text:c="6"/>1 <text:s text:c="4"/>0 <text:s text:c="6"/><text:tab/>cinco 0 1<text:tab/>0</text:p>
          <text:p text:style-name="P2">Zero <text:s text:c="6"/>1 <text:s text:c="4"/>1 <text:s text:c="20"/>X X <text:s text:c="5"/>X</text:p>
          <text:p text:style-name="P2">Cinco<text:tab/>0<text:tab/>0<text:tab/><text:tab/>cinco 0 <text:s/>1<text:tab/>0</text:p>
          <text:p text:style-name="P2">Cinco<text:tab/>0<text:tab/>1<text:tab/><text:tab/>quinze1 1<text:tab/>0</text:p>
          <text:p text:style-name="P2">Cinco<text:tab/>1<text:tab/>0<text:tab/><text:tab/>dez<text:tab/> <text:s text:c="2"/>1 0 <text:tab/>0</text:p>
          <text:p text:style-name="P2">Cinco<text:tab/>1<text:tab/>1<text:tab/><text:tab/><text:tab/> <text:s text:c="2"/>X X<text:tab/>X</text:p>
          <text:p text:style-name="P2"/>
          <text:p text:style-name="P2"/>
        </draw:rect>
        <draw:rect draw:style-name="gr8" draw:text-style-name="P2" draw:layer="layout" svg:width="11.5cm" svg:height="9cm" svg:x="13.5cm" svg:y="10.5cm">
          <text:p text:style-name="P2">Estrado<text:tab/>M5<text:tab/>M10<text:tab/><text:tab/>Proximo<text:tab/><text:tab/>S</text:p>
          <text:p text:style-name="P2">dez 00<text:tab/>0<text:tab/>0<text:tab/> <text:s/><text:tab/>dez <text:s text:c="5"/>1 <text:s/>0<text:tab/><text:tab/>0</text:p>
          <text:p text:style-name="P2">dez <text:s text:c="6"/>0 <text:s text:c="4"/>1<text:tab/><text:tab/>quinze 1 <text:s/>1 <text:s text:c="3"/>0</text:p>
          <text:p text:style-name="P2">dez <text:s text:c="6"/>1 <text:s text:c="4"/>0 <text:s text:c="6"/><text:tab/>quinze 1 <text:s/>1<text:tab/>0</text:p>
          <text:p text:style-name="P2">dez <text:s text:c="6"/>1 <text:s text:c="4"/>1 <text:s text:c="23"/>X X <text:s text:c="5"/>X</text:p>
          <text:p text:style-name="P2">quinze<text:tab/>0<text:tab/>0<text:tab/><text:tab/>zero <text:s text:c="2"/>0 <text:s/>0<text:tab/>1</text:p>
          <text:p text:style-name="P2">quinze<text:tab/>0<text:tab/>1<text:tab/><text:tab/>zero <text:s text:c="2"/>0 <text:s/>0<text:tab/>1</text:p>
          <text:p text:style-name="P2">quinze<text:tab/>1<text:tab/>0<text:tab/><text:tab/> zero <text:s/>0 <text:s/>0 <text:tab/>1</text:p>
          <text:p text:style-name="P2">quinze<text:tab/>1<text:tab/>1<text:tab/><text:tab/><text:tab/> <text:s text:c="2"/>X <text:s/>X<text:tab/>X</text:p>
          <text:p text:style-name="P2"/>
          <text:p text:style-name="P2"/>
        </draw:rect>
        <draw:rect draw:style-name="gr9" draw:text-style-name="P1" draw:layer="layout" svg:width="2.5cm" svg:height="2cm" svg:x="5cm" svg:y="1cm">
          <text:p/>
        </draw:rect>
        <draw:rect draw:style-name="gr9" draw:text-style-name="P1" draw:layer="layout" svg:width="2.5cm" svg:height="2cm" svg:x="7.7cm" svg:y="1cm">
          <text:p/>
        </draw:rect>
        <draw:rect draw:style-name="gr9" draw:text-style-name="P1" draw:layer="layout" svg:width="2.5cm" svg:height="2cm" svg:x="10.4cm" svg:y="1cm">
          <text:p/>
        </draw:rect>
        <draw:rect draw:style-name="gr9" draw:text-style-name="P1" draw:layer="layout" svg:width="2.5cm" svg:height="2cm" svg:x="13.1cm" svg:y="1cm">
          <text:p/>
        </draw:rect>
        <draw:rect draw:style-name="gr9" draw:text-style-name="P1" draw:layer="layout" svg:width="2.5cm" svg:height="2cm" svg:x="5cm" svg:y="3.2cm">
          <text:p/>
        </draw:rect>
        <draw:rect draw:style-name="gr9" draw:text-style-name="P1" draw:layer="layout" svg:width="2.5cm" svg:height="2cm" svg:x="7.7cm" svg:y="3.2cm">
          <text:p/>
        </draw:rect>
        <draw:rect draw:style-name="gr9" draw:text-style-name="P1" draw:layer="layout" svg:width="2.5cm" svg:height="2cm" svg:x="10.4cm" svg:y="3.2cm">
          <text:p/>
        </draw:rect>
        <draw:rect draw:style-name="gr9" draw:text-style-name="P1" draw:layer="layout" svg:width="2.5cm" svg:height="2cm" svg:x="13.1cm" svg:y="3.2cm">
          <text:p/>
        </draw:rect>
        <draw:rect draw:style-name="gr9" draw:text-style-name="P1" draw:layer="layout" svg:width="2.5cm" svg:height="2cm" svg:x="5cm" svg:y="5.4cm">
          <text:p/>
        </draw:rect>
        <draw:rect draw:style-name="gr9" draw:text-style-name="P1" draw:layer="layout" svg:width="2.5cm" svg:height="2cm" svg:x="7.7cm" svg:y="5.4cm">
          <text:p/>
        </draw:rect>
        <draw:rect draw:style-name="gr9" draw:text-style-name="P1" draw:layer="layout" svg:width="2.5cm" svg:height="2cm" svg:x="10.4cm" svg:y="5.4cm">
          <text:p/>
        </draw:rect>
        <draw:rect draw:style-name="gr9" draw:text-style-name="P1" draw:layer="layout" svg:width="2.5cm" svg:height="2cm" svg:x="13.1cm" svg:y="5.4cm">
          <text:p/>
        </draw:rect>
        <draw:rect draw:style-name="gr9" draw:text-style-name="P1" draw:layer="layout" svg:width="2.5cm" svg:height="2cm" svg:x="5cm" svg:y="7.5cm">
          <text:p/>
        </draw:rect>
        <draw:rect draw:style-name="gr9" draw:text-style-name="P1" draw:layer="layout" svg:width="2.5cm" svg:height="2cm" svg:x="7.7cm" svg:y="7.5cm">
          <text:p/>
        </draw:rect>
        <draw:rect draw:style-name="gr9" draw:text-style-name="P1" draw:layer="layout" svg:width="2.5cm" svg:height="2cm" svg:x="10.4cm" svg:y="7.5cm">
          <text:p/>
        </draw:rect>
        <draw:rect draw:style-name="gr9" draw:text-style-name="P1" draw:layer="layout" svg:width="2.5cm" svg:height="2cm" svg:x="13.1cm" svg:y="7.5cm">
          <text:p/>
        </draw:rect>
        <draw:frame draw:style-name="gr4" draw:layer="layout" svg:width="9.731cm" svg:height="0.963cm" svg:x="6cm" svg:y="0.9cm">
          <draw:text-box>
            <text:p>0 <text:s text:c="13"/>1 <text:s text:c="14"/>3 <text:s text:c="14"/>2</text:p>
          </draw:text-box>
        </draw:frame>
        <draw:frame draw:style-name="gr4" draw:layer="layout" svg:width="9.731cm" svg:height="0.963cm" svg:x="6.001cm" svg:y="3.201cm">
          <draw:text-box>
            <text:p>4 <text:s text:c="13"/>5 <text:s text:c="14"/>7 <text:s text:c="14"/>6</text:p>
          </draw:text-box>
        </draw:frame>
        <draw:frame draw:style-name="gr4" draw:layer="layout" svg:width="9.714cm" svg:height="0.963cm" svg:x="6.002cm" svg:y="5.402cm">
          <draw:text-box>
            <text:p>12 <text:s text:c="12"/>13 <text:s text:c="12"/>15 <text:s text:c="9"/>14</text:p>
          </draw:text-box>
        </draw:frame>
        <draw:frame draw:style-name="gr4" draw:layer="layout" svg:width="9.853cm" svg:height="0.963cm" svg:x="6.003cm" svg:y="7.503cm">
          <draw:text-box>
            <text:p>8 <text:s text:c="13"/>9 <text:s text:c="14"/>11 <text:s text:c="11"/>10</text:p>
          </draw:text-box>
        </draw:frame>
        <draw:frame draw:style-name="gr4" draw:layer="layout" svg:width="5.849cm" svg:height="3.099cm" svg:x="17cm" svg:y="3cm">
          <draw:text-box>
            <text:p>P0 = S(2,4,5,,9,10)</text:p>
            <text:p/>
            <text:p/>
            <text:p><text:s/></text:p>
          </draw:text-box>
        </draw:frame>
        <draw:frame draw:style-name="gr4" draw:layer="layout" svg:width="0.853cm" svg:height="0.963cm" svg:x="13.901cm" svg:y="1.901cm">
          <draw:text-box>
            <text:p>1</text:p>
          </draw:text-box>
        </draw:frame>
        <draw:frame draw:style-name="gr4" draw:layer="layout" svg:width="0.853cm" svg:height="0.963cm" svg:x="8.102cm" svg:y="3.602cm">
          <draw:text-box>
            <text:p>1</text:p>
          </draw:text-box>
        </draw:frame>
        <draw:frame draw:style-name="gr4" draw:layer="layout" svg:width="0.853cm" svg:height="0.963cm" svg:x="5.303cm" svg:y="3.603cm">
          <draw:text-box>
            <text:p>1</text:p>
          </draw:text-box>
        </draw:frame>
        <draw:frame draw:style-name="gr4" draw:layer="layout" svg:width="0.853cm" svg:height="0.963cm" svg:x="8.405cm" svg:y="8.105cm">
          <draw:text-box>
            <text:p>1</text:p>
          </draw:text-box>
        </draw:frame>
        <draw:frame draw:style-name="gr4" draw:layer="layout" svg:width="0.853cm" svg:height="0.963cm" svg:x="13.706cm" svg:y="8.106cm">
          <draw:text-box>
            <text:p>1</text:p>
          </draw:text-box>
        </draw:frame>
        <draw:frame draw:style-name="gr4" draw:layer="layout" svg:width="0.921cm" svg:height="0.963cm" svg:x="10.901cm" svg:y="1.901cm">
          <draw:text-box>
            <text:p>X</text:p>
          </draw:text-box>
        </draw:frame>
        <draw:frame draw:style-name="gr4" draw:layer="layout" svg:width="0.921cm" svg:height="0.963cm" svg:x="10.902cm" svg:y="3.702cm">
          <draw:text-box>
            <text:p>X</text:p>
          </draw:text-box>
        </draw:frame>
        <draw:frame draw:style-name="gr4" draw:layer="layout" svg:width="0.921cm" svg:height="0.963cm" svg:x="10.903cm" svg:y="5.803cm">
          <draw:text-box>
            <text:p>X</text:p>
          </draw:text-box>
        </draw:frame>
        <draw:frame draw:style-name="gr4" draw:layer="layout" svg:width="0.921cm" svg:height="0.963cm" svg:x="10.904cm" svg:y="7.904cm">
          <draw:text-box>
            <text:p>X</text:p>
          </draw:text-box>
        </draw:frame>
        <draw:frame draw:style-name="gr4" draw:layer="layout" svg:width="1.734cm" svg:height="0.963cm" svg:x="9.449cm" svg:y="0cm">
          <draw:text-box>
            <text:p>m10</text:p>
          </draw:text-box>
        </draw:frame>
        <draw:frame draw:style-name="gr4" draw:layer="layout" svg:width="1.383cm" svg:height="0.963cm" svg:x="12.369cm" svg:y="9.3cm">
          <draw:text-box>
            <text:p>m5</text:p>
          </draw:text-box>
        </draw:frame>
        <draw:frame draw:style-name="gr4" draw:layer="layout" svg:width="1.277cm" svg:height="0.963cm" svg:x="3.4cm" svg:y="4.698cm">
          <draw:text-box>
            <text:p>E0</text:p>
          </draw:text-box>
        </draw:frame>
        <draw:frame draw:style-name="gr4" draw:layer="layout" svg:width="1.277cm" svg:height="0.963cm" svg:x="16cm" svg:y="7cm">
          <draw:text-box>
            <text:p>E1</text:p>
          </draw:text-box>
        </draw:frame>
        <draw:path draw:style-name="gr11" draw:text-style-name="P1" draw:layer="layout" svg:width="5.999cm" svg:height="2.04cm" svg:x="10cm" svg:y="7.459cm" svg:viewBox="0 0 6000 2041" svg:d="m0 2041c3000-2500 3000-2000 3000-2000l3000 1500">
          <text:p/>
        </draw:path>
        <draw:path draw:style-name="gr11" draw:text-style-name="P1" draw:layer="layout" svg:width="6.131cm" svg:height="2.371cm" svg:x="10.368cm" svg:y="1cm" svg:viewBox="0 0 6132 2372" svg:d="m6132 500-3500 1500c-3500 1500-2500-2000-2500-2000">
          <text:p/>
        </draw:path>
        <draw:ellipse draw:style-name="gr10" draw:text-style-name="P1" draw:layer="layout" svg:width="6cm" svg:height="1.5cm" svg:x="4cm" svg:y="3.5cm">
          <text:p/>
        </draw:ellipse>
        <draw:ellipse draw:style-name="gr10" draw:text-style-name="P1" draw:layer="layout" svg:width="4.5cm" svg:height="2cm" svg:x="8cm" svg:y="7.5cm">
          <text:p/>
        </draw:ellips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9">
        <office:forms form:automatic-focus="false" form:apply-design-mode="false"/>
        <draw:rect draw:style-name="gr6" draw:text-style-name="P1" draw:layer="layout" svg:width="1cm" svg:height="5.5cm" svg:x="22cm" svg:y="11.8cm">
          <text:p/>
        </draw:rect>
        <draw:rect draw:style-name="gr6" draw:text-style-name="P1" draw:layer="layout" svg:width="1cm" svg:height="5.5cm" svg:x="9.8cm" svg:y="11.8cm">
          <text:p/>
        </draw:rect>
        <draw:rect draw:style-name="gr8" draw:text-style-name="P2" draw:layer="layout" svg:width="11.5cm" svg:height="9cm" svg:x="1cm" svg:y="10.5cm">
          <text:p text:style-name="P2">Estrado<text:tab/>M5<text:tab/>M10<text:tab/><text:tab/>Proximo<text:tab/><text:tab/>S</text:p>
          <text:p text:style-name="P2">Zero 00<text:tab/>0<text:tab/>0<text:tab/><text:tab/>zero<text:tab/> <text:s/>0 0<text:tab/><text:tab/>0</text:p>
          <text:p text:style-name="P2">Zero <text:s text:c="6"/>0 <text:s text:c="4"/>1<text:tab/><text:tab/>dez<text:tab/> <text:s/>1 0 <text:s text:c="6"/>0</text:p>
          <text:p text:style-name="P2">Zero <text:s text:c="6"/>1 <text:s text:c="4"/>0 <text:s text:c="6"/><text:tab/>cinco 0 1<text:tab/>0</text:p>
          <text:p text:style-name="P2">Zero <text:s text:c="6"/>1 <text:s text:c="4"/>1 <text:s text:c="20"/>X X <text:s text:c="5"/>X</text:p>
          <text:p text:style-name="P2">Cinco<text:tab/>0<text:tab/>0<text:tab/><text:tab/>cinco 0 <text:s/>1<text:tab/>0</text:p>
          <text:p text:style-name="P2">Cinco<text:tab/>0<text:tab/>1<text:tab/><text:tab/>quinze1 1<text:tab/>0</text:p>
          <text:p text:style-name="P2">Cinco<text:tab/>1<text:tab/>0<text:tab/><text:tab/>dez<text:tab/> <text:s text:c="2"/>1 0 <text:tab/>0</text:p>
          <text:p text:style-name="P2">Cinco<text:tab/>1<text:tab/>1<text:tab/><text:tab/><text:tab/> <text:s text:c="2"/>X X<text:tab/>X</text:p>
          <text:p text:style-name="P2"/>
          <text:p text:style-name="P2"/>
        </draw:rect>
        <draw:rect draw:style-name="gr8" draw:text-style-name="P2" draw:layer="layout" svg:width="11.5cm" svg:height="9cm" svg:x="13.5cm" svg:y="10.5cm">
          <text:p text:style-name="P2">Estrado<text:tab/>M5<text:tab/>M10<text:tab/><text:tab/>Proximo<text:tab/><text:tab/>S</text:p>
          <text:p text:style-name="P2">dez 00<text:tab/>0<text:tab/>0<text:tab/> <text:s/><text:tab/>dez <text:s text:c="5"/>1 <text:s/>0<text:tab/><text:tab/>0</text:p>
          <text:p text:style-name="P2">dez <text:s text:c="6"/>0 <text:s text:c="4"/>1<text:tab/><text:tab/>quinze 1 <text:s/>1 <text:s text:c="3"/>0</text:p>
          <text:p text:style-name="P2">dez <text:s text:c="6"/>1 <text:s text:c="4"/>0 <text:s text:c="6"/><text:tab/>quinze 1 <text:s/>1<text:tab/>0</text:p>
          <text:p text:style-name="P2">dez <text:s text:c="6"/>1 <text:s text:c="4"/>1 <text:s text:c="23"/>X X <text:s text:c="5"/>X</text:p>
          <text:p text:style-name="P2">quinze<text:tab/>0<text:tab/>0<text:tab/><text:tab/>zero <text:s text:c="2"/>0 <text:s/>0<text:tab/>1</text:p>
          <text:p text:style-name="P2">quinze<text:tab/>0<text:tab/>1<text:tab/><text:tab/>zero <text:s text:c="2"/>0 <text:s/>0<text:tab/>1</text:p>
          <text:p text:style-name="P2">quinze<text:tab/>1<text:tab/>0<text:tab/><text:tab/> zero <text:s/>0 <text:s/>0 <text:tab/>1</text:p>
          <text:p text:style-name="P2">quinze<text:tab/>1<text:tab/>1<text:tab/><text:tab/><text:tab/> <text:s text:c="2"/>X <text:s/>X<text:tab/>X</text:p>
          <text:p text:style-name="P2"/>
          <text:p text:style-name="P2"/>
        </draw:rect>
        <draw:rect draw:style-name="gr9" draw:text-style-name="P1" draw:layer="layout" svg:width="2.5cm" svg:height="2cm" svg:x="5cm" svg:y="1cm">
          <text:p/>
        </draw:rect>
        <draw:rect draw:style-name="gr9" draw:text-style-name="P1" draw:layer="layout" svg:width="2.5cm" svg:height="2cm" svg:x="7.7cm" svg:y="1cm">
          <text:p/>
        </draw:rect>
        <draw:rect draw:style-name="gr9" draw:text-style-name="P1" draw:layer="layout" svg:width="2.5cm" svg:height="2cm" svg:x="10.4cm" svg:y="1cm">
          <text:p/>
        </draw:rect>
        <draw:rect draw:style-name="gr9" draw:text-style-name="P1" draw:layer="layout" svg:width="2.5cm" svg:height="2cm" svg:x="13.1cm" svg:y="1cm">
          <text:p/>
        </draw:rect>
        <draw:rect draw:style-name="gr9" draw:text-style-name="P1" draw:layer="layout" svg:width="2.5cm" svg:height="2cm" svg:x="5cm" svg:y="3.2cm">
          <text:p/>
        </draw:rect>
        <draw:rect draw:style-name="gr9" draw:text-style-name="P1" draw:layer="layout" svg:width="2.5cm" svg:height="2cm" svg:x="7.7cm" svg:y="3.2cm">
          <text:p/>
        </draw:rect>
        <draw:rect draw:style-name="gr9" draw:text-style-name="P1" draw:layer="layout" svg:width="2.5cm" svg:height="2cm" svg:x="10.4cm" svg:y="3.2cm">
          <text:p/>
        </draw:rect>
        <draw:rect draw:style-name="gr9" draw:text-style-name="P1" draw:layer="layout" svg:width="2.5cm" svg:height="2cm" svg:x="13.1cm" svg:y="3.2cm">
          <text:p/>
        </draw:rect>
        <draw:rect draw:style-name="gr9" draw:text-style-name="P1" draw:layer="layout" svg:width="2.5cm" svg:height="2cm" svg:x="5cm" svg:y="5.4cm">
          <text:p/>
        </draw:rect>
        <draw:rect draw:style-name="gr9" draw:text-style-name="P1" draw:layer="layout" svg:width="2.5cm" svg:height="2cm" svg:x="7.7cm" svg:y="5.4cm">
          <text:p/>
        </draw:rect>
        <draw:rect draw:style-name="gr9" draw:text-style-name="P1" draw:layer="layout" svg:width="2.5cm" svg:height="2cm" svg:x="10.4cm" svg:y="5.4cm">
          <text:p/>
        </draw:rect>
        <draw:rect draw:style-name="gr9" draw:text-style-name="P1" draw:layer="layout" svg:width="2.5cm" svg:height="2cm" svg:x="13.1cm" svg:y="5.4cm">
          <text:p/>
        </draw:rect>
        <draw:rect draw:style-name="gr9" draw:text-style-name="P1" draw:layer="layout" svg:width="2.5cm" svg:height="2cm" svg:x="5cm" svg:y="7.5cm">
          <text:p/>
        </draw:rect>
        <draw:rect draw:style-name="gr9" draw:text-style-name="P1" draw:layer="layout" svg:width="2.5cm" svg:height="2cm" svg:x="7.7cm" svg:y="7.5cm">
          <text:p/>
        </draw:rect>
        <draw:rect draw:style-name="gr9" draw:text-style-name="P1" draw:layer="layout" svg:width="2.5cm" svg:height="2cm" svg:x="10.4cm" svg:y="7.5cm">
          <text:p/>
        </draw:rect>
        <draw:rect draw:style-name="gr9" draw:text-style-name="P1" draw:layer="layout" svg:width="2.5cm" svg:height="2cm" svg:x="13.1cm" svg:y="7.5cm">
          <text:p/>
        </draw:rect>
        <draw:frame draw:style-name="gr4" draw:layer="layout" svg:width="9.731cm" svg:height="0.963cm" svg:x="6cm" svg:y="0.9cm">
          <draw:text-box>
            <text:p>0 <text:s text:c="13"/>1 <text:s text:c="14"/>3 <text:s text:c="14"/>2</text:p>
          </draw:text-box>
        </draw:frame>
        <draw:frame draw:style-name="gr4" draw:layer="layout" svg:width="9.731cm" svg:height="0.963cm" svg:x="6.001cm" svg:y="3.201cm">
          <draw:text-box>
            <text:p>4 <text:s text:c="13"/>5 <text:s text:c="14"/>7 <text:s text:c="14"/>6</text:p>
          </draw:text-box>
        </draw:frame>
        <draw:frame draw:style-name="gr4" draw:layer="layout" svg:width="9.714cm" svg:height="0.963cm" svg:x="6.002cm" svg:y="5.402cm">
          <draw:text-box>
            <text:p>12 <text:s text:c="12"/>13 <text:s text:c="12"/>15 <text:s text:c="9"/>14</text:p>
          </draw:text-box>
        </draw:frame>
        <draw:frame draw:style-name="gr4" draw:layer="layout" svg:width="9.853cm" svg:height="0.963cm" svg:x="6.003cm" svg:y="7.503cm">
          <draw:text-box>
            <text:p>8 <text:s text:c="13"/>9 <text:s text:c="14"/>11 <text:s text:c="11"/>10</text:p>
          </draw:text-box>
        </draw:frame>
        <draw:frame draw:style-name="gr4" draw:layer="layout" svg:width="8.753cm" svg:height="5.235cm" svg:x="17cm" svg:y="3cm">
          <draw:text-box>
            <text:p>P0 = S(2,4,5,,9,10)</text:p>
            <text:p/>
            <text:p>P0 = ! E0 m5 + !m5 E0 !E1 + </text:p>
            <text:p>m10 E1 !E0 </text:p>
            <text:p/>
            <text:p/>
            <text:p><text:s/></text:p>
          </draw:text-box>
        </draw:frame>
        <draw:frame draw:style-name="gr4" draw:layer="layout" svg:width="0.853cm" svg:height="0.963cm" svg:x="13.901cm" svg:y="1.901cm">
          <draw:text-box>
            <text:p>1</text:p>
          </draw:text-box>
        </draw:frame>
        <draw:frame draw:style-name="gr4" draw:layer="layout" svg:width="0.853cm" svg:height="0.963cm" svg:x="8.102cm" svg:y="3.602cm">
          <draw:text-box>
            <text:p>1</text:p>
          </draw:text-box>
        </draw:frame>
        <draw:frame draw:style-name="gr4" draw:layer="layout" svg:width="0.853cm" svg:height="0.963cm" svg:x="5.303cm" svg:y="3.603cm">
          <draw:text-box>
            <text:p>1</text:p>
          </draw:text-box>
        </draw:frame>
        <draw:frame draw:style-name="gr4" draw:layer="layout" svg:width="0.853cm" svg:height="0.963cm" svg:x="8.405cm" svg:y="8.105cm">
          <draw:text-box>
            <text:p>1</text:p>
          </draw:text-box>
        </draw:frame>
        <draw:frame draw:style-name="gr4" draw:layer="layout" svg:width="0.853cm" svg:height="0.963cm" svg:x="13.706cm" svg:y="8.106cm">
          <draw:text-box>
            <text:p>1</text:p>
          </draw:text-box>
        </draw:frame>
        <draw:frame draw:style-name="gr4" draw:layer="layout" svg:width="0.921cm" svg:height="0.963cm" svg:x="10.901cm" svg:y="1.901cm">
          <draw:text-box>
            <text:p>X</text:p>
          </draw:text-box>
        </draw:frame>
        <draw:frame draw:style-name="gr4" draw:layer="layout" svg:width="0.921cm" svg:height="0.963cm" svg:x="10.902cm" svg:y="3.702cm">
          <draw:text-box>
            <text:p>X</text:p>
          </draw:text-box>
        </draw:frame>
        <draw:frame draw:style-name="gr4" draw:layer="layout" svg:width="0.921cm" svg:height="0.963cm" svg:x="10.903cm" svg:y="5.803cm">
          <draw:text-box>
            <text:p>X</text:p>
          </draw:text-box>
        </draw:frame>
        <draw:frame draw:style-name="gr4" draw:layer="layout" svg:width="0.921cm" svg:height="0.963cm" svg:x="10.904cm" svg:y="7.904cm">
          <draw:text-box>
            <text:p>X</text:p>
          </draw:text-box>
        </draw:frame>
        <draw:frame draw:style-name="gr4" draw:layer="layout" svg:width="1.734cm" svg:height="0.963cm" svg:x="9.449cm" svg:y="0cm">
          <draw:text-box>
            <text:p>m10</text:p>
          </draw:text-box>
        </draw:frame>
        <draw:frame draw:style-name="gr4" draw:layer="layout" svg:width="1.383cm" svg:height="0.963cm" svg:x="12.369cm" svg:y="9.3cm">
          <draw:text-box>
            <text:p>m5</text:p>
          </draw:text-box>
        </draw:frame>
        <draw:frame draw:style-name="gr4" draw:layer="layout" svg:width="1.277cm" svg:height="0.963cm" svg:x="3.4cm" svg:y="4.698cm">
          <draw:text-box>
            <text:p>E0</text:p>
          </draw:text-box>
        </draw:frame>
        <draw:frame draw:style-name="gr4" draw:layer="layout" svg:width="1.277cm" svg:height="0.963cm" svg:x="16cm" svg:y="7cm">
          <draw:text-box>
            <text:p>E1</text:p>
          </draw:text-box>
        </draw:frame>
        <draw:path draw:style-name="gr11" draw:text-style-name="P1" draw:layer="layout" svg:width="5.999cm" svg:height="2.04cm" svg:x="10cm" svg:y="7.459cm" svg:viewBox="0 0 6000 2041" svg:d="m0 2041c3000-2500 3000-2000 3000-2000l3000 1500">
          <text:p/>
        </draw:path>
        <draw:path draw:style-name="gr11" draw:text-style-name="P1" draw:layer="layout" svg:width="6.131cm" svg:height="2.371cm" svg:x="10.368cm" svg:y="1cm" svg:viewBox="0 0 6132 2372" svg:d="m6132 500-3500 1500c-3500 1500-2500-2000-2500-2000">
          <text:p/>
        </draw:path>
        <draw:ellipse draw:style-name="gr10" draw:text-style-name="P1" draw:layer="layout" svg:width="6cm" svg:height="1.5cm" svg:x="4cm" svg:y="3.5cm">
          <text:p/>
        </draw:ellipse>
        <draw:ellipse draw:style-name="gr10" draw:text-style-name="P1" draw:layer="layout" svg:width="4.5cm" svg:height="2cm" svg:x="8cm" svg:y="7.5cm">
          <text:p/>
        </draw:ellips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9">
        <office:forms form:automatic-focus="false" form:apply-design-mode="false"/>
        <draw:rect draw:style-name="gr8" draw:text-style-name="P2" draw:layer="layout" svg:width="11.5cm" svg:height="9cm" svg:x="1cm" svg:y="10.5cm">
          <text:p text:style-name="P2">Estrado<text:tab/>M5<text:tab/>M10<text:tab/><text:tab/>Proximo<text:tab/><text:tab/>S</text:p>
          <text:p text:style-name="P2">Zero 00<text:tab/>0<text:tab/>0<text:tab/><text:tab/>zero<text:tab/> <text:s/>0 0<text:tab/><text:tab/>0</text:p>
          <text:p text:style-name="P2">Zero <text:s text:c="6"/>0 <text:s text:c="4"/>1<text:tab/><text:tab/>dez<text:tab/> <text:s/>1 0 <text:s text:c="6"/>0</text:p>
          <text:p text:style-name="P2">Zero <text:s text:c="6"/>1 <text:s text:c="4"/>0 <text:s text:c="6"/><text:tab/>cinco 0 1<text:tab/>0</text:p>
          <text:p text:style-name="P2">Zero <text:s text:c="6"/>1 <text:s text:c="4"/>1 <text:s text:c="20"/>X X <text:s text:c="5"/>X</text:p>
          <text:p text:style-name="P2">Cinco<text:tab/>0<text:tab/>0<text:tab/><text:tab/>cinco 0 <text:s/>1<text:tab/>0</text:p>
          <text:p text:style-name="P2">Cinco<text:tab/>0<text:tab/>1<text:tab/><text:tab/>quinze1 1<text:tab/>0</text:p>
          <text:p text:style-name="P2">Cinco<text:tab/>1<text:tab/>0<text:tab/><text:tab/>dez<text:tab/> <text:s text:c="2"/>1 0 <text:tab/>0</text:p>
          <text:p text:style-name="P2">Cinco<text:tab/>1<text:tab/>1<text:tab/><text:tab/><text:tab/> <text:s text:c="2"/>X X<text:tab/>X</text:p>
          <text:p text:style-name="P2"/>
          <text:p text:style-name="P2"/>
        </draw:rect>
        <draw:rect draw:style-name="gr8" draw:text-style-name="P2" draw:layer="layout" svg:width="11.5cm" svg:height="9cm" svg:x="13.5cm" svg:y="10.5cm">
          <text:p text:style-name="P2">Estrado<text:tab/>M5<text:tab/>M10<text:tab/><text:tab/>Proximo<text:tab/><text:tab/>S</text:p>
          <text:p text:style-name="P2">dez 00<text:tab/>0<text:tab/>0<text:tab/> <text:s/><text:tab/>dez <text:s text:c="5"/>1 <text:s/>0<text:tab/><text:tab/>0</text:p>
          <text:p text:style-name="P2">dez <text:s text:c="6"/>0 <text:s text:c="4"/>1<text:tab/><text:tab/>quinze 1 <text:s/>1 <text:s text:c="3"/>0</text:p>
          <text:p text:style-name="P2">dez <text:s text:c="6"/>1 <text:s text:c="4"/>0 <text:s text:c="6"/><text:tab/>quinze 1 <text:s/>1<text:tab/>0</text:p>
          <text:p text:style-name="P2">dez <text:s text:c="6"/>1 <text:s text:c="4"/>1 <text:s text:c="23"/>X X <text:s text:c="5"/>X</text:p>
          <text:p text:style-name="P2">quinze<text:tab/>0<text:tab/>0<text:tab/><text:tab/>zero <text:s text:c="2"/>0 <text:s/>0<text:tab/>1</text:p>
          <text:p text:style-name="P2">quinze<text:tab/>0<text:tab/>1<text:tab/><text:tab/>zero <text:s text:c="2"/>0 <text:s/>0<text:tab/>1</text:p>
          <text:p text:style-name="P2">quinze<text:tab/>1<text:tab/>0<text:tab/><text:tab/> zero <text:s/>0 <text:s/>0 <text:tab/>1</text:p>
          <text:p text:style-name="P2">quinze<text:tab/>1<text:tab/>1<text:tab/><text:tab/><text:tab/> <text:s text:c="2"/>X <text:s/>X<text:tab/>X</text:p>
          <text:p text:style-name="P2"/>
          <text:p text:style-name="P2"/>
        </draw:rect>
        <draw:frame draw:style-name="gr4" draw:layer="layout" svg:width="8.067cm" svg:height="0.963cm" svg:x="7.937cm" svg:y="4cm">
          <draw:text-box>
            <text:p>S = E1 E0 <text:s/>- estado quinz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9">
        <draw:frame presentation:style-name="pr1" draw:layer="layout" svg:width="25.199cm" svg:height="3.256cm" svg:x="1.4cm" svg:y="0.962cm" presentation:class="title">
          <draw:text-box>
            <text:p>Estrutural em VHDL</text:p>
          </draw:text-box>
        </draw:frame>
        <draw:rect draw:style-name="gr6" draw:text-style-name="P1" draw:layer="layout" svg:width="8.5cm" svg:height="5.5cm" svg:x="9cm" svg:y="7cm">
          <text:p/>
        </draw:rect>
        <draw:rect draw:style-name="gr2" draw:text-style-name="P1" draw:layer="layout" svg:width="2cm" svg:height="1.5cm" svg:x="16.5cm" svg:y="14cm">
          <text:p text:style-name="P1">FF</text:p>
        </draw:rect>
        <draw:rect draw:style-name="gr2" draw:text-style-name="P1" draw:layer="layout" svg:width="2cm" svg:height="1.5cm" svg:x="16.5cm" svg:y="15.8cm">
          <text:p text:style-name="P1">FF</text:p>
        </draw:rect>
        <draw:line draw:style-name="gr6" draw:text-style-name="P1" draw:layer="layout" svg:x1="19.5cm" svg:y1="12cm" svg:x2="19.5cm" svg:y2="14.5cm">
          <text:p/>
        </draw:line>
        <draw:line draw:style-name="gr6" draw:text-style-name="P1" draw:layer="layout" svg:x1="20.5cm" svg:y1="12cm" svg:x2="20.5cm" svg:y2="16.5cm">
          <text:p/>
        </draw:line>
        <draw:line draw:style-name="gr3" draw:text-style-name="P1" draw:layer="layout" svg:x1="19.5cm" svg:y1="14.5cm" svg:x2="18.5cm" svg:y2="14.5cm">
          <text:p/>
        </draw:line>
        <draw:line draw:style-name="gr3" draw:text-style-name="P1" draw:layer="layout" svg:x1="20.5cm" svg:y1="16.5cm" svg:x2="18.5cm" svg:y2="16.5cm">
          <text:p/>
        </draw:line>
        <draw:line draw:style-name="gr6" draw:text-style-name="P1" draw:layer="layout" svg:x1="19.5cm" svg:y1="12cm" svg:x2="17.5cm" svg:y2="12cm">
          <text:p/>
        </draw:line>
        <draw:line draw:style-name="gr6" draw:text-style-name="P1" draw:layer="layout" svg:x1="18cm" svg:y1="11cm" svg:x2="20.5cm" svg:y2="11cm">
          <text:p/>
        </draw:line>
        <draw:line draw:style-name="gr6" draw:text-style-name="P1" draw:layer="layout" svg:x1="20.5cm" svg:y1="12cm" svg:x2="20.5cm" svg:y2="11.5cm">
          <text:p/>
        </draw:line>
        <draw:frame draw:style-name="gr4" draw:layer="layout" svg:width="1.205cm" svg:height="0.963cm" svg:x="19cm" svg:y="10cm">
          <draw:text-box>
            <text:p>p1</text:p>
          </draw:text-box>
        </draw:frame>
        <draw:frame draw:style-name="gr4" draw:layer="layout" svg:width="1.205cm" svg:height="0.963cm" svg:x="19.001cm" svg:y="11.101cm">
          <draw:text-box>
            <text:p>p0</text:p>
          </draw:text-box>
        </draw:frame>
        <draw:line draw:style-name="gr6" draw:text-style-name="P1" draw:layer="layout" svg:x1="16.5cm" svg:y1="14.5cm" svg:x2="7cm" svg:y2="14.5cm">
          <text:p/>
        </draw:line>
        <draw:line draw:style-name="gr6" draw:text-style-name="P1" draw:layer="layout" svg:x1="16.5cm" svg:y1="16.5cm" svg:x2="5.5cm" svg:y2="16.5cm">
          <text:p/>
        </draw:line>
        <draw:line draw:style-name="gr6" draw:text-style-name="P1" draw:layer="layout" svg:x1="6.5cm" svg:y1="14.5cm" svg:x2="6.5cm" svg:y2="11.5cm">
          <text:p/>
        </draw:line>
        <draw:line draw:style-name="gr3" draw:text-style-name="P1" draw:layer="layout" svg:x1="6.5cm" svg:y1="11.5cm" svg:x2="9cm" svg:y2="11.5cm">
          <text:p/>
        </draw:line>
        <draw:line draw:style-name="gr6" draw:text-style-name="P1" draw:layer="layout" svg:x1="5.5cm" svg:y1="16.5cm" svg:x2="5.5cm" svg:y2="10.5cm">
          <text:p/>
        </draw:line>
        <draw:line draw:style-name="gr3" draw:text-style-name="P1" draw:layer="layout" svg:x1="5.5cm" svg:y1="10.5cm" svg:x2="9cm" svg:y2="10.5cm">
          <text:p/>
        </draw:line>
        <draw:line draw:style-name="gr3" draw:text-style-name="P1" draw:layer="layout" svg:x1="2.5cm" svg:y1="9.5cm" svg:x2="9cm" svg:y2="9.5cm">
          <text:p/>
        </draw:line>
        <draw:line draw:style-name="gr3" draw:text-style-name="P1" draw:layer="layout" svg:x1="3cm" svg:y1="8cm" svg:x2="9cm" svg:y2="8cm">
          <text:p/>
        </draw:line>
        <draw:line draw:style-name="gr3" draw:text-style-name="P1" draw:layer="layout" svg:x1="17.5cm" svg:y1="8cm" svg:x2="22.5cm" svg:y2="8cm">
          <text:p/>
        </draw:line>
        <draw:frame draw:style-name="gr4" draw:layer="layout" svg:width="0.925cm" svg:height="0.963cm" svg:x="22.8cm" svg:y="7.3cm">
          <draw:text-box>
            <text:p>S</text:p>
          </draw:text-box>
        </draw:frame>
        <draw:frame draw:style-name="gr4" draw:layer="layout" svg:width="1.383cm" svg:height="0.963cm" svg:x="2.5cm" svg:y="6.8cm">
          <draw:text-box>
            <text:p>m5</text:p>
          </draw:text-box>
        </draw:frame>
        <draw:frame draw:style-name="gr4" draw:layer="layout" svg:width="1.734cm" svg:height="0.963cm" svg:x="3cm" svg:y="8.6cm">
          <draw:text-box>
            <text:p>m10</text:p>
          </draw:text-box>
        </draw:frame>
        <draw:frame draw:style-name="gr4" draw:layer="layout" svg:width="1.205cm" svg:height="0.963cm" svg:x="8.945cm" svg:y="15.5cm">
          <draw:text-box>
            <text:p>e1</text:p>
          </draw:text-box>
        </draw:frame>
        <draw:frame draw:style-name="gr4" draw:layer="layout" svg:width="1.205cm" svg:height="0.963cm" svg:x="8.946cm" svg:y="13.501cm">
          <draw:text-box>
            <text:p>e0</text:p>
          </draw:text-box>
        </draw:frame>
        <draw:line draw:style-name="gr3" draw:text-style-name="P1" draw:layer="layout" svg:x1="22.5cm" svg:y1="17.5cm" svg:x2="19cm" svg:y2="17.5cm">
          <text:p/>
        </draw:line>
        <draw:line draw:style-name="gr3" draw:text-style-name="P1" draw:layer="layout" svg:x1="22.5cm" svg:y1="18.5cm" svg:x2="19cm" svg:y2="18.5cm">
          <text:p/>
        </draw:line>
        <draw:frame draw:style-name="gr4" draw:layer="layout" svg:width="1.277cm" svg:height="0.963cm" svg:x="23.1cm" svg:y="16.8cm">
          <draw:text-box>
            <text:p>clk</text:p>
          </draw:text-box>
        </draw:frame>
        <draw:frame draw:style-name="gr4" draw:layer="layout" svg:width="1.912cm" svg:height="0.963cm" svg:x="23.176cm" svg:y="17.9cm">
          <draw:text-box>
            <text:p>reset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9">
        <draw:frame presentation:style-name="pr1" draw:layer="layout" svg:width="25.199cm" svg:height="3.256cm" svg:x="1.4cm" svg:y="0.962cm" presentation:class="title">
          <draw:text-box>
            <text:p>código</text:p>
          </draw:text-box>
        </draw:frame>
        <draw:frame draw:style-name="gr4" draw:layer="layout" svg:width="13.52cm" svg:height="11.643cm" svg:x="1.5cm" svg:y="5.5cm">
          <draw:text-box>
            <text:p>entity dff is</text:p>
            <text:p>port( d: in std_logic; <text:s text:c="6"/>clk, reset: in std_logic;</text:p>
            <text:p><text:tab/><text:tab/>q: out std_logic</text:p>
            <text:p>);</text:p>
            <text:p>end dff;</text:p>
            <text:p>architecture Behavioral of dff is</text:p>
            <text:p>begin</text:p>
            <text:p><text:tab/>process(reset, clk)</text:p>
            <text:p><text:tab/><text:tab/>begin</text:p>
            <text:p><text:tab/>-- clock rising edge</text:p>
            <text:p><text:tab/><text:tab/>if ( reset = '1' ) then q &lt;='0';</text:p>
            <text:p><text:tab/><text:tab/>elsif (clk='1' and clk'event) then</text:p>
            <text:p><text:tab/><text:tab/><text:tab/>q &lt;= d;</text:p>
            <text:p><text:tab/><text:tab/>end if;</text:p>
            <text:p>end process;</text:p>
            <text:p>end Behavioral;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ódigo</text:p>
          </draw:text-box>
        </draw:frame>
        <draw:frame draw:style-name="gr4" draw:layer="layout" svg:width="16.97cm" svg:height="14.491cm" svg:x="1.5cm" svg:y="5cm">
          <draw:text-box>
            <text:p>entity maq_vendas is</text:p>
            <text:p>port ( <text:s text:c="2"/>m5,m10 : in std_logic;</text:p>
            <text:p><text:tab/><text:tab/><text:tab/><text:tab/><text:tab/>clk, reset : in std_logic;</text:p>
            <text:p><text:tab/><text:tab/><text:tab/>s : out std_logic );</text:p>
            <text:p>end maq_vendas;</text:p>
            <text:p/>
            <text:p>architecture Behavioral of maq_vendas is</text:p>
            <text:p>signal p1,p0,e1,e0 : std_logic;</text:p>
            <text:p>begin</text:p>
            <text:p>p1 &lt;= ( e1 and (not e0)) or (m10 and (not e1)) </text:p>
            <text:p><text:tab/><text:tab/><text:tab/>or (m5 and e0 and (not e1));</text:p>
            <text:p>p0 &lt;= ( (not e0) and m5) or ((not m5) and e0 and (not e1)) </text:p>
            <text:p><text:tab/><text:tab/><text:tab/>or (m10 and e1 and (not e0));</text:p>
            <text:p>s &lt;= e1 and e0;</text:p>
            <text:p>ff0 : entity work.dff port map ( p0, clk, reset, e0);</text:p>
            <text:p>ff1 : entity work.dff port map ( p1, clk, reset, e1);</text:p>
            <text:p/>
            <text:p>end Behavioral;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delo com Memoria</text:p>
          </draw:text-box>
        </draw:frame>
        <draw:rect draw:style-name="gr6" draw:text-style-name="P1" draw:layer="layout" svg:width="4cm" svg:height="8cm" svg:x="11.5cm" svg:y="6.5cm">
          <text:p/>
        </draw:rect>
        <draw:rect draw:style-name="gr12" draw:text-style-name="P1" draw:layer="layout" svg:width="1.5cm" svg:height="8cm" svg:x="16cm" svg:y="6.5cm">
          <text:p/>
        </draw:rect>
        <draw:frame draw:style-name="gr4" draw:layer="layout" svg:width="2.407cm" svg:height="0.963cm" svg:x="12.3cm" svg:y="5.526cm">
          <draw:text-box>
            <text:p>P1 <text:s/>P0</text:p>
          </draw:text-box>
        </draw:frame>
        <draw:frame draw:style-name="gr4" draw:layer="layout" svg:width="0.925cm" svg:height="0.963cm" svg:x="16.4cm" svg:y="5.5cm">
          <draw:text-box>
            <text:p>S</text:p>
          </draw:text-box>
        </draw:frame>
        <draw:frame draw:style-name="gr4" draw:layer="layout" svg:width="2.018cm" svg:height="0.963cm" svg:x="14.4cm" svg:y="14.475cm">
          <draw:text-box>
            <text:p>3 bits</text:p>
          </draw:text-box>
        </draw:frame>
        <draw:line draw:style-name="gr3" draw:text-style-name="P1" draw:layer="layout" svg:x1="5.6cm" svg:y1="8cm" svg:x2="10.1cm" svg:y2="8cm">
          <text:p/>
        </draw:line>
        <draw:frame draw:style-name="gr4" draw:layer="layout" svg:width="1.734cm" svg:height="3.099cm" svg:x="3.9cm" svg:y="7.481cm">
          <draw:text-box>
            <text:p>E1</text:p>
            <text:p>E0</text:p>
            <text:p>M5</text:p>
            <text:p>m10</text:p>
          </draw:text-box>
        </draw:frame>
        <draw:frame draw:style-name="gr4" draw:layer="layout" svg:width="1.277cm" svg:height="3.099cm" svg:x="10.1cm" svg:y="7.482cm">
          <draw:text-box>
            <text:p>A3</text:p>
            <text:p>A2</text:p>
            <text:p>A1</text:p>
            <text:p>a0</text:p>
          </draw:text-box>
        </draw:frame>
        <draw:line draw:style-name="gr3" draw:text-style-name="P1" draw:layer="layout" svg:x1="5.6cm" svg:y1="8.6cm" svg:x2="10.1cm" svg:y2="8.6cm">
          <text:p/>
        </draw:line>
        <draw:line draw:style-name="gr3" draw:text-style-name="P1" draw:layer="layout" svg:x1="5.6cm" svg:y1="9.3cm" svg:x2="10.1cm" svg:y2="9.3cm">
          <text:p/>
        </draw:line>
        <draw:line draw:style-name="gr3" draw:text-style-name="P1" draw:layer="layout" svg:x1="5.6cm" svg:y1="10cm" svg:x2="10.1cm" svg:y2="10cm">
          <text:p/>
        </draw:line>
        <draw:rect draw:style-name="gr2" draw:text-style-name="P1" draw:layer="layout" svg:width="2cm" svg:height="1.5cm" svg:x="10cm" svg:y="16.5cm">
          <text:p text:style-name="P1">FF</text:p>
        </draw:rect>
        <draw:rect draw:style-name="gr2" draw:text-style-name="P1" draw:layer="layout" svg:width="2cm" svg:height="1.5cm" svg:x="10cm" svg:y="18.3cm">
          <text:p text:style-name="P1">FF</text:p>
        </draw:rect>
        <draw:line draw:style-name="gr6" draw:text-style-name="P1" draw:layer="layout" svg:x1="13cm" svg:y1="14.5cm" svg:x2="13cm" svg:y2="17cm">
          <text:p/>
        </draw:line>
        <draw:line draw:style-name="gr6" draw:text-style-name="P1" draw:layer="layout" svg:x1="14cm" svg:y1="14.5cm" svg:x2="14cm" svg:y2="19cm">
          <text:p/>
        </draw:line>
        <draw:line draw:style-name="gr3" draw:text-style-name="P1" draw:layer="layout" svg:x1="13cm" svg:y1="17cm" svg:x2="12cm" svg:y2="17cm">
          <text:p/>
        </draw:line>
        <draw:line draw:style-name="gr3" draw:text-style-name="P1" draw:layer="layout" svg:x1="14cm" svg:y1="19cm" svg:x2="12cm" svg:y2="19cm">
          <text:p/>
        </draw:line>
        <draw:line draw:style-name="gr6" draw:text-style-name="P1" draw:layer="layout" svg:x1="10cm" svg:y1="17cm" svg:x2="3cm" svg:y2="17cm">
          <text:p/>
        </draw:line>
        <draw:line draw:style-name="gr6" draw:text-style-name="P1" draw:layer="layout" svg:x1="3cm" svg:y1="17cm" svg:x2="3cm" svg:y2="8cm">
          <text:p/>
        </draw:line>
        <draw:line draw:style-name="gr3" draw:text-style-name="P1" draw:layer="layout" svg:x1="3cm" svg:y1="8cm" svg:x2="4cm" svg:y2="8cm">
          <text:p/>
        </draw:line>
        <draw:line draw:style-name="gr6" draw:text-style-name="P1" draw:layer="layout" svg:x1="10cm" svg:y1="18.5cm" svg:x2="2.5cm" svg:y2="18.5cm">
          <text:p/>
        </draw:line>
        <draw:line draw:style-name="gr6" draw:text-style-name="P1" draw:layer="layout" svg:x1="2.5cm" svg:y1="18.5cm" svg:x2="2.5cm" svg:y2="8.5cm">
          <text:p/>
        </draw:line>
        <draw:line draw:style-name="gr3" draw:text-style-name="P1" draw:layer="layout" svg:x1="2.5cm" svg:y1="8.5cm" svg:x2="4cm" svg:y2="8.5cm">
          <text:p/>
        </draw:line>
        <draw:line draw:style-name="gr6" draw:text-style-name="P1" draw:layer="layout" svg:x1="17cm" svg:y1="14.5cm" svg:x2="17cm" svg:y2="17cm">
          <text:p/>
        </draw:line>
        <draw:line draw:style-name="gr3" draw:text-style-name="P1" draw:layer="layout" svg:x1="17cm" svg:y1="17cm" svg:x2="20.5cm" svg:y2="17cm">
          <text:p/>
        </draw:line>
        <draw:frame draw:style-name="gr4" draw:layer="layout" svg:width="6.348cm" svg:height="0.963cm" svg:x="17.4cm" svg:y="18.3cm">
          <draw:text-box>
            <text:p>16 palavras de 3 bits</text:p>
          </draw:text-box>
        </draw:frame>
        <draw:frame draw:style-name="gr4" draw:layer="layout" svg:width="6.725cm" svg:height="2.387cm" svg:x="12.5cm" svg:y="7cm">
          <draw:text-box>
            <text:p>0 <text:s text:c="4"/>0 <text:s text:c="12"/>0 <text:s text:c="5"/>= 0</text:p>
            <text:p>1 <text:s text:c="4"/>0 <text:s text:c="12"/>0 <text:s text:c="5"/>= 4</text:p>
            <text:p>....</text:p>
          </draw:text-box>
        </draw:frame>
        <draw:frame draw:style-name="gr4" draw:layer="layout" svg:width="3.211cm" svg:height="1.675cm" svg:x="8.1cm" svg:y="5.8cm">
          <draw:text-box>
            <text:p>Endereço</text:p>
            <text:p>(adress)</text:p>
          </draw:text-box>
        </draw:frame>
        <draw:frame draw:style-name="gr4" draw:layer="layout" svg:width="1.205cm" svg:height="0.963cm" svg:x="13cm" svg:y="14.5cm">
          <draw:text-box>
            <text:p>d1</text:p>
          </draw:text-box>
        </draw:frame>
        <draw:frame draw:style-name="gr4" draw:layer="layout" svg:width="1.205cm" svg:height="0.963cm" svg:x="11.9cm" svg:y="14.5cm">
          <draw:text-box>
            <text:p>d2</text:p>
          </draw:text-box>
        </draw:frame>
        <draw:frame draw:style-name="gr4" draw:layer="layout" svg:width="1.205cm" svg:height="0.963cm" svg:x="17.101cm" svg:y="14.501cm">
          <draw:text-box>
            <text:p>d0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HDL</text:p>
          </draw:text-box>
        </draw:frame>
        <draw:frame draw:style-name="gr4" draw:layer="layout" svg:width="12.636cm" svg:height="11.643cm" svg:x="2cm" svg:y="5.5cm">
          <draw:text-box>
            <text:p text:style-name="P3">Begin</text:p>
            <text:p text:style-name="P3"><text:tab/>if(reset = '1') then</text:p>
            <text:p text:style-name="P3"><text:tab/><text:tab/>Moore_state &lt;= ZERO;</text:p>
            <text:p text:style-name="P3"><text:tab/>elsif (clk = '1' and clk'event) then</text:p>
            <text:p text:style-name="P3"><text:tab/><text:tab/>case Moore_state is</text:p>
            <text:p text:style-name="P3"><text:tab/>when zero =&gt;</text:p>
            <text:p text:style-name="P3"><text:tab/>if M10 = '1' then Moore_state &lt;= ten;</text:p>
            <text:p text:style-name="P3"><text:tab/>elsif M5 = '1' then Moore_state &lt;= five;</text:p>
            <text:p text:style-name="P3"><text:tab/>Else Moore_state &lt;= zero;</text:p>
            <text:p text:style-name="P3">end if;</text:p>
            <text:p text:style-name="P3">when five=&gt;</text:p>
            <text:p text:style-name="P3">......</text:p>
            <text:p text:style-name="P3">end case;</text:p>
            <text:p text:style-name="P3">end if;</text:p>
            <text:p text:style-name="P3">End process;</text:p>
            <text:p text:style-name="P3">s &lt;= '1' when Moore_state = three else '0';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9-29T08:35:22.98</meta:creation-date>
    <meta:editing-duration>PT03H23M46S</meta:editing-duration>
    <meta:editing-cycles>16</meta:editing-cycles>
    <dc:date>2010-09-29T11:59:11.87</dc:date>
    <meta:generator>BrOffice.org/3.0$Win32 OpenOffice.org_project/300m9$Build-9358</meta:generator>
    <meta:document-statistic meta:object-count="407"/>
  </office:meta>
</office:document-meta>
</file>